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standard">
      <style:graphic-properties draw:stroke="none" draw:fill="solid" draw:fill-color="#ffffff" draw:textarea-horizontal-align="justify" draw:textarea-vertical-align="middle" draw:auto-grow-height="false" fo:min-height="12.45cm" fo:min-width="12.2cm" loext:decorative="false"/>
    </style:style>
    <style:style style:name="gr2" style:family="graphic" style:parent-style-name="standard">
      <style:graphic-properties svg:stroke-width="0.053cm" svg:stroke-color="#000000" draw:marker-start-width="0.279cm" draw:marker-end-width="0.279cm" draw:fill="solid" draw:fill-color="#b2b2b2" draw:textarea-horizontal-align="justify" draw:textarea-vertical-align="middle" draw:auto-grow-height="false" fo:min-height="2.29cm" fo:min-width="2.04cm" fo:padding-top="0.151cm" fo:padding-bottom="0.151cm" fo:padding-left="0.276cm" fo:padding-right="0.276cm" loext:decorative="false"/>
      <style:paragraph-properties style:writing-mode="lr-tb"/>
    </style:style>
    <style:style style:name="gr3" style:family="graphic" style:parent-style-name="standard">
      <style:graphic-properties svg:stroke-width="0.053cm" svg:stroke-color="#000000" draw:marker-start-width="0.279cm" draw:marker-end-width="0.279cm" draw:fill="solid" draw:fill-color="#b2b2b2" draw:textarea-horizontal-align="justify" draw:textarea-vertical-align="middle" draw:auto-grow-height="false" fo:min-height="2.238cm" fo:min-width="1.988cm" fo:padding-top="0.151cm" fo:padding-bottom="0.151cm" fo:padding-left="0.276cm" fo:padding-right="0.276cm" loext:decorative="false"/>
      <style:paragraph-properties style:writing-mode="lr-tb"/>
    </style:style>
    <style:style style:name="gr4" style:family="graphic" style:parent-style-name="objectwithoutfill">
      <style:graphic-properties svg:stroke-width="0.106cm" svg:stroke-color="#000000" draw:marker-start-width="0.359cm" draw:marker-end-width="0.359cm" draw:fill="none" draw:textarea-vertical-align="middle" fo:padding-top="0.178cm" fo:padding-bottom="0.178cm" fo:padding-left="0.303cm" fo:padding-right="0.303cm" loext:decorative="false"/>
      <style:paragraph-properties style:writing-mode="lr-tb"/>
    </style:style>
    <style:style style:name="gr5" style:family="graphic" style:parent-style-name="standard">
      <style:graphic-properties svg:stroke-width="0.053cm" svg:stroke-color="#000000" draw:marker-start-width="0.279cm" draw:marker-end-width="0.279cm" draw:fill="solid" draw:fill-color="#b2b2b2" draw:textarea-horizontal-align="left" draw:textarea-vertical-align="middle" draw:auto-grow-height="false" fo:min-height="2.238cm" fo:min-width="1.988cm" fo:padding-top="0.151cm" fo:padding-bottom="0.151cm" fo:padding-left="0.276cm" fo:padding-right="0.276cm" loext:decorative="false"/>
      <style:paragraph-properties style:writing-mode="lr-tb"/>
    </style:style>
    <style:style style:name="gr6" style:family="graphic" style:parent-style-name="standard">
      <style:graphic-properties svg:stroke-width="0.053cm" svg:stroke-color="#000000" draw:marker-start-width="0.279cm" draw:marker-end-width="0.279cm" draw:fill="solid" draw:fill-color="#2a6099" draw:textarea-horizontal-align="left" draw:textarea-vertical-align="middle" draw:auto-grow-height="false" fo:min-height="2.238cm" fo:min-width="1.988cm" fo:padding-top="0.151cm" fo:padding-bottom="0.151cm" fo:padding-left="0.276cm" fo:padding-right="0.276cm" loext:decorative="false"/>
      <style:paragraph-properties style:writing-mode="lr-tb"/>
    </style:style>
    <style:style style:name="gr7" style:family="graphic" style:parent-style-name="standard">
      <style:graphic-properties svg:stroke-width="0.053cm" svg:stroke-color="#000000" draw:marker-start-width="0.279cm" draw:marker-end-width="0.279cm" draw:fill="solid" draw:fill-color="#2a6099" draw:textarea-horizontal-align="justify" draw:textarea-vertical-align="middle" draw:auto-grow-height="false" fo:min-height="2.238cm" fo:min-width="1.988cm" fo:padding-top="0.151cm" fo:padding-bottom="0.151cm" fo:padding-left="0.276cm" fo:padding-right="0.276cm" loext:decorative="false"/>
      <style:paragraph-properties style:writing-mode="lr-tb"/>
    </style:style>
    <style:style style:name="gr8" style:family="graphic" style:parent-style-name="standard">
      <style:graphic-properties svg:stroke-width="0.053cm" svg:stroke-color="#000000" draw:marker-start-width="0.279cm" draw:marker-end-width="0.279cm" draw:fill="solid" draw:fill-color="#ff4000" draw:textarea-horizontal-align="justify" draw:textarea-vertical-align="middle" draw:auto-grow-height="false" fo:min-height="2.238cm" fo:min-width="1.988cm" fo:padding-top="0.151cm" fo:padding-bottom="0.151cm" fo:padding-left="0.276cm" fo:padding-right="0.276cm" loext:decorative="false"/>
      <style:paragraph-properties style:writing-mode="lr-tb"/>
    </style:style>
    <style:style style:name="gr9" style:family="graphic" style:parent-style-name="standard">
      <style:graphic-properties svg:stroke-width="0.053cm" svg:stroke-color="#000000" draw:marker-start-width="0.279cm" draw:marker-end-width="0.279cm" draw:fill="solid" draw:fill-color="#55308d" draw:textarea-horizontal-align="justify" draw:textarea-vertical-align="middle" draw:auto-grow-height="false" fo:min-height="2.238cm" fo:min-width="1.988cm" fo:padding-top="0.151cm" fo:padding-bottom="0.151cm" fo:padding-left="0.276cm" fo:padding-right="0.276cm" loext:decorative="false"/>
      <style:paragraph-properties style:writing-mode="lr-tb"/>
    </style:style>
    <style:style style:name="gr10" style:family="graphic" style:parent-style-name="standard">
      <style:graphic-properties svg:stroke-width="0.053cm" svg:stroke-color="#000000" draw:marker-start-width="0.279cm" draw:marker-end-width="0.279cm" draw:fill="solid" draw:fill-color="#158466" draw:textarea-horizontal-align="justify" draw:textarea-vertical-align="middle" draw:auto-grow-height="false" fo:min-height="2.238cm" fo:min-width="1.988cm" fo:padding-top="0.151cm" fo:padding-bottom="0.151cm" fo:padding-left="0.276cm" fo:padding-right="0.276cm" loext:decorative="false"/>
      <style:paragraph-properties style:writing-mode="lr-tb"/>
    </style:style>
    <style:style style:name="gr11"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2"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3"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4"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5"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6"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7"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8"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9"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20"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21" style:family="graphic" style:parent-style-name="standard">
      <style:graphic-properties svg:stroke-width="0.053cm" svg:stroke-color="#000000" draw:marker-start-width="0.279cm" draw:marker-end-width="0.279cm" draw:fill="solid" draw:fill-color="#158466"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22"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23"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24"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25"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26"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27"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28"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29"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30"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31"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32"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33"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34"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35"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36"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37"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38"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39"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40" style:family="graphic" style:parent-style-name="standard">
      <style:graphic-properties draw:stroke-dash="Dash" svg:stroke-width="0.212cm" svg:stroke-color="#158466" draw:marker-start-width="0.517cm" draw:marker-end-width="0.517cm" svg:stroke-linecap="butt" draw:fill="none" loext:fill-use-slide-background="false" draw:textarea-horizontal-align="justify" draw:textarea-vertical-align="middle" draw:auto-grow-height="false" fo:min-height="4.943cm" fo:min-width="2.207cm" fo:padding-top="0.23cm" fo:padding-bottom="0.23cm" fo:padding-left="0.355cm" fo:padding-right="0.355cm" fo:wrap-option="wrap" draw:shadow="hidden" loext:decorative="false"/>
    </style:style>
    <style:style style:name="gr41"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42"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43"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44"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45"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46"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47"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48"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49" style:family="graphic" style:parent-style-name="standard">
      <style:graphic-properties svg:stroke-width="0.053cm" svg:stroke-color="#000000" draw:marker-start-width="0.279cm" draw:marker-end-width="0.279cm" draw:fill="solid" draw:fill-color="#55308d"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50"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51"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52"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53"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54"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55"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56"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57"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58"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59"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60"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61"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62"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63"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64"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65"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66" style:family="graphic" style:parent-style-name="standard">
      <style:graphic-properties draw:stroke-dash="Dash" svg:stroke-width="0.212cm" svg:stroke-color="#55308d" draw:marker-start-width="0.517cm" draw:marker-end-width="0.517cm" svg:stroke-linecap="butt" draw:fill="none" loext:fill-use-slide-background="false" draw:textarea-horizontal-align="justify" draw:textarea-vertical-align="middle" draw:auto-grow-height="false" fo:min-height="4.945cm" fo:min-width="2.155cm" fo:padding-top="0.23cm" fo:padding-bottom="0.23cm" fo:padding-left="0.355cm" fo:padding-right="0.355cm" fo:wrap-option="wrap" draw:shadow="hidden" loext:decorative="false"/>
    </style:style>
    <style:style style:name="gr67"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68"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69"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70"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71"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72"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73"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74"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75"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76"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77"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78"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79" style:family="graphic" style:parent-style-name="standard">
      <style:graphic-properties draw:stroke="none" draw:stroke-dash="Dash" svg:stroke-width="0cm" svg:stroke-color="#55308d" draw:marker-start-width="0.517cm" draw:marker-end-width="0.517cm" svg:stroke-linecap="butt" draw:fill="solid" draw:fill-color="#55308d" loext:fill-use-slide-background="false" draw:opacity="100%" draw:textarea-horizontal-align="justify" draw:textarea-vertical-align="middle" draw:auto-grow-height="false" fo:min-height="4.853cm" fo:min-width="3.015cm" fo:padding-top="0.23cm" fo:padding-bottom="0.23cm" fo:padding-left="0.355cm" fo:padding-right="0.355cm" fo:wrap-option="wrap" draw:shadow="hidden" loext:decorative="false"/>
    </style:style>
    <style:style style:name="gr80" style:family="graphic" style:parent-style-name="standard">
      <style:graphic-properties draw:stroke="none" draw:stroke-dash="Dash" svg:stroke-width="0cm" svg:stroke-color="#55308d" draw:marker-start-width="0.517cm" draw:marker-end-width="0.517cm" svg:stroke-linecap="butt" draw:fill="solid" draw:fill-color="#55308d" loext:fill-use-slide-background="false" draw:opacity="100%" draw:textarea-horizontal-align="justify" draw:textarea-vertical-align="middle" draw:auto-grow-height="false" fo:min-height="4.821cm" fo:min-width="3.301cm" fo:padding-top="0.23cm" fo:padding-bottom="0.23cm" fo:padding-left="0.355cm" fo:padding-right="0.355cm" fo:wrap-option="wrap" draw:shadow="hidden" loext:decorative="false"/>
    </style:style>
    <style:style style:name="gr81" style:family="graphic" style:parent-style-name="standard">
      <style:graphic-properties draw:stroke="none" draw:fill="solid" draw:fill-color="#ffffff" draw:textarea-horizontal-align="justify" draw:textarea-vertical-align="middle" draw:auto-grow-height="false" fo:min-height="13.085cm" fo:min-width="12.835cm" loext:decorative="false"/>
    </style:style>
    <style:style style:name="gr82"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83"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84"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85"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86"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87"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88"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89" style:family="graphic" style:parent-style-name="standard">
      <style:graphic-properties svg:stroke-width="0.053cm" svg:stroke-color="#000000" draw:marker-start-width="0.279cm" draw:marker-end-width="0.279cm" draw:fill="solid" draw:fill-color="#ff8000"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90"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91"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92"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93"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94"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95" style:family="graphic" style:parent-style-name="standard">
      <style:graphic-properties draw:stroke-dash="Dash" svg:stroke-width="0.212cm" svg:stroke-color="#333333" draw:marker-start-width="0.517cm" draw:marker-end-width="0.517cm" svg:stroke-linecap="butt" draw:fill="none" loext:fill-use-slide-background="false" draw:textarea-horizontal-align="justify" draw:textarea-vertical-align="middle" draw:auto-grow-height="false" fo:min-height="4.945cm" fo:min-width="2.155cm" fo:padding-top="0.23cm" fo:padding-bottom="0.23cm" fo:padding-left="0.355cm" fo:padding-right="0.355cm" fo:wrap-option="wrap" draw:shadow="hidden" loext:decorative="false"/>
    </style:style>
    <style:style style:name="gr96" style:family="graphic" style:parent-style-name="standard">
      <style:graphic-properties draw:stroke-dash="Dash" svg:stroke-width="0.212cm" svg:stroke-color="#ff0000" draw:marker-start-width="0.517cm" draw:marker-end-width="0.517cm" svg:stroke-linecap="butt" draw:fill="none" loext:fill-use-slide-background="false" draw:textarea-horizontal-align="justify" draw:textarea-vertical-align="middle" draw:auto-grow-height="false" fo:min-height="2.978cm" fo:min-width="5.268cm" fo:padding-top="0.23cm" fo:padding-bottom="0.23cm" fo:padding-left="0.355cm" fo:padding-right="0.355cm" fo:wrap-option="wrap" draw:shadow="hidden" loext:decorative="false"/>
    </style:style>
    <style:style style:name="gr97" style:family="graphic" style:parent-style-name="standard">
      <style:graphic-properties draw:stroke="none" draw:stroke-dash="Dash" svg:stroke-width="0cm" svg:stroke-color="#ffff00" draw:marker-start-width="0.517cm" draw:marker-end-width="0.517cm" svg:stroke-linecap="butt" draw:fill="solid" draw:fill-color="#ffff00" loext:fill-use-slide-background="false" draw:opacity="100%" draw:textarea-horizontal-align="justify" draw:textarea-vertical-align="middle" draw:auto-grow-height="false" fo:min-height="4.945cm" fo:min-width="2.155cm" fo:padding-top="0.23cm" fo:padding-bottom="0.23cm" fo:padding-left="0.355cm" fo:padding-right="0.355cm" fo:wrap-option="wrap" draw:shadow="hidden" loext:decorative="false"/>
    </style:style>
    <style:style style:name="gr98" style:family="graphic" style:parent-style-name="standard">
      <style:graphic-properties svg:stroke-width="0.053cm" svg:stroke-color="#000000" draw:marker-start-width="0.279cm" draw:marker-end-width="0.279cm" draw:fill="solid" draw:fill-color="#2a60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99"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00"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01"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02"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03"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04"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05"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06"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07"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08"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09" style:family="graphic" style:parent-style-name="standard">
      <style:graphic-properties draw:stroke="none" draw:fill="solid" draw:fill-color="#ffffff" draw:textarea-horizontal-align="justify" draw:textarea-vertical-align="middle" draw:auto-grow-height="false" fo:min-height="13.085cm" fo:min-width="12.2cm" loext:decorative="false"/>
    </style:style>
    <style:style style:name="gr110"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11"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12"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13"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14"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15"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16"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17"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18"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19"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20" style:family="graphic" style:parent-style-name="standard">
      <style:graphic-properties draw:stroke-dash="Dash" svg:stroke-width="0.212cm" svg:stroke-color="#ff0000" draw:marker-start-width="0.517cm" draw:marker-end-width="0.517cm" svg:stroke-linecap="butt" draw:fill="none" loext:fill-use-slide-background="false" draw:textarea-horizontal-align="justify" draw:textarea-vertical-align="middle" draw:auto-grow-height="false" fo:min-height="2.978cm" fo:min-width="4.951cm" fo:padding-top="0.23cm" fo:padding-bottom="0.23cm" fo:padding-left="0.355cm" fo:padding-right="0.355cm" fo:wrap-option="wrap" draw:shadow="hidden" loext:decorative="false"/>
    </style:style>
    <style:style style:name="gr121" style:family="graphic" style:parent-style-name="standard">
      <style:graphic-properties draw:stroke="none" draw:stroke-dash="Dash" svg:stroke-width="0cm" svg:stroke-color="#ffff00" draw:marker-start-width="0.517cm" draw:marker-end-width="0.517cm" svg:stroke-linecap="butt" draw:fill="solid" draw:fill-color="#ffff00" loext:fill-use-slide-background="false" draw:opacity="100%" draw:textarea-horizontal-align="justify" draw:textarea-vertical-align="middle" draw:auto-grow-height="false" fo:min-height="4.697cm" fo:min-width="4.447cm" fo:padding-top="0.23cm" fo:padding-bottom="0.23cm" fo:padding-left="0.355cm" fo:padding-right="0.355cm" fo:wrap-option="wrap" draw:shadow="hidden" loext:decorative="false"/>
    </style:style>
    <style:style style:name="gr122" style:family="graphic" style:parent-style-name="standard">
      <style:graphic-properties draw:stroke="none" draw:fill="solid" draw:fill-color="#ffffff" draw:textarea-horizontal-align="justify" draw:textarea-vertical-align="middle" draw:auto-grow-height="false" fo:min-height="6.418cm" fo:min-width="13.47cm" loext:decorative="false"/>
    </style:style>
    <style:style style:name="gr123" style:family="graphic" style:parent-style-name="standard">
      <style:graphic-properties svg:stroke-width="0.053cm" svg:stroke-color="#000000" draw:marker-start-width="0.28cm" draw:marker-end-width="0.28cm" svg:stroke-linecap="square" draw:fill="solid" draw:fill-color="#ffffff" draw:textarea-horizontal-align="justify" draw:textarea-vertical-align="middle" draw:auto-grow-height="false" fo:min-height="0.602cm" fo:min-width="0.534cm" fo:padding-top="0.152cm" fo:padding-bottom="0.152cm" fo:padding-left="0.277cm" fo:padding-right="0.277cm" loext:decorative="false"/>
    </style:style>
    <style:style style:name="gr124" style:family="graphic" style:parent-style-name="objectwithoutfill">
      <style:graphic-properties svg:stroke-width="0.018cm" svg:stroke-color="#000000" draw:marker-start="" draw:marker-start-width="0.102cm" draw:marker-start-center="true" draw:marker-end="" draw:marker-end-width="0.102cm" draw:marker-end-center="true" svg:stroke-linecap="square" draw:fill="none" draw:textarea-vertical-align="middle" fo:padding-top="0.134cm" fo:padding-bottom="0.134cm" fo:padding-left="0.259cm" fo:padding-right="0.259cm" loext:decorative="false"/>
    </style:style>
    <style:style style:name="gr125"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0.122cm" fo:min-width="0.084cm" fo:padding-top="0.151cm" fo:padding-bottom="0.151cm" fo:padding-left="0.276cm" fo:padding-right="0.276cm" loext:decorative="false"/>
    </style:style>
    <style:style style:name="gr126"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0cm" fo:min-width="0cm" fo:padding-top="0.151cm" fo:padding-bottom="0.151cm" fo:padding-left="0.276cm" fo:padding-right="0.276cm" loext:decorative="false"/>
    </style:style>
    <style:style style:name="gr127" style:family="graphic" style:parent-style-name="standard">
      <style:graphic-properties svg:stroke-width="0.106cm" svg:stroke-color="#000000" draw:marker-start-width="0.358cm" draw:marker-end-width="0.358cm" draw:fill="solid" draw:fill-color="#b2b2b2" draw:textarea-horizontal-align="justify" draw:textarea-vertical-align="middle" draw:auto-grow-height="false" fo:min-height="1.02cm" fo:min-width="1.723cm" fo:padding-top="0.177cm" fo:padding-bottom="0.177cm" fo:padding-left="0.302cm" fo:padding-right="0.302cm" loext:decorative="false"/>
      <style:paragraph-properties style:writing-mode="lr-tb"/>
    </style:style>
    <style:style style:name="gr128" style:family="graphic" style:parent-style-name="standard">
      <style:graphic-properties svg:stroke-width="0.106cm" svg:stroke-color="#000000" draw:marker-start-width="0.358cm" draw:marker-end-width="0.358cm" draw:fill="solid" draw:fill-color="#b2b2b2" draw:textarea-horizontal-align="justify" draw:textarea-vertical-align="middle" draw:auto-grow-height="false" fo:min-height="0.916cm" fo:min-width="1.619cm" fo:padding-top="0.177cm" fo:padding-bottom="0.177cm" fo:padding-left="0.302cm" fo:padding-right="0.302cm" loext:decorative="false"/>
      <style:paragraph-properties style:writing-mode="lr-tb"/>
    </style:style>
    <style:style style:name="gr129"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2.444cm" fo:min-width="2.419cm" fo:padding-top="0.151cm" fo:padding-bottom="0.151cm" fo:padding-left="0.276cm" fo:padding-right="0.276cm" draw:shadow="hidden" loext:decorative="false"/>
    </style:style>
    <style:style style:name="gr130" style:family="graphic" style:parent-style-name="standard">
      <style:graphic-properties svg:stroke-color="#000000" draw:fill="solid" draw:fill-color="#000000" draw:textarea-horizontal-align="justify" draw:textarea-vertical-align="middle" draw:auto-grow-height="false" fo:min-height="0cm" fo:min-width="0cm" loext:decorative="false"/>
    </style:style>
    <style:style style:name="gr131" style:family="graphic" style:parent-style-name="standard">
      <style:graphic-properties svg:stroke-width="0.106cm" svg:stroke-color="#000000" draw:marker-start-width="0.358cm" draw:marker-end-width="0.358cm" draw:fill="solid" draw:fill-color="#2a6099" draw:textarea-horizontal-align="justify" draw:textarea-vertical-align="middle" draw:auto-grow-height="false" fo:min-height="0.916cm" fo:min-width="1.619cm" fo:padding-top="0.177cm" fo:padding-bottom="0.177cm" fo:padding-left="0.302cm" fo:padding-right="0.302cm" loext:decorative="false"/>
      <style:paragraph-properties style:writing-mode="lr-tb"/>
    </style:style>
    <style:style style:name="gr132"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33"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34"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35"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36"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37"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38"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39"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40"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41"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42" style:family="graphic" style:parent-style-name="standard">
      <style:graphic-properties svg:stroke-width="0.053cm" svg:stroke-color="#000000" draw:marker-start-width="0.279cm" draw:marker-end-width="0.279cm" draw:fill="solid" draw:fill-color="#ffff00"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43"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44"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45"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46"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47"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48"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49"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50"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51"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gr152" style:family="graphic" style:parent-style-name="standard" style:list-style-name="L1">
      <style:graphic-properties svg:stroke-width="0.053cm" svg:stroke-color="#000000" draw:marker-start-width="0.279cm" draw:marker-end-width="0.279cm" draw:fill="solid" draw:fill-color="#999999" draw:textarea-horizontal-align="center" draw:textarea-vertical-align="middle" draw:auto-grow-height="false" fo:min-height="2.238cm" fo:min-width="1.988cm" fo:padding-top="0.151cm" fo:padding-bottom="0.151cm" fo:padding-left="0.276cm" fo:padding-right="0.276cm" loext:decorative="false"/>
      <style:paragraph-properties style:writing-mode="lr-tb"/>
    </style:style>
    <style:style style:name="P1" style:family="paragraph">
      <loext:graphic-properties draw:fill="solid" draw:fill-color="#ffffff"/>
      <style:paragraph-properties fo:text-align="center"/>
    </style:style>
    <style:style style:name="P2" style:family="paragraph">
      <style:paragraph-properties fo:text-align="center"/>
      <style:text-properties style:font-name="Liberation Mono"/>
    </style:style>
    <style:style style:name="P3" style:family="paragraph">
      <loext:graphic-properties draw:fill="solid" draw:fill-color="#b2b2b2"/>
      <style:paragraph-properties fo:text-align="center"/>
      <style:text-properties style:font-name="Liberation Mono"/>
    </style:style>
    <style:style style:name="P4" style:family="paragraph">
      <style:paragraph-properties fo:text-align="center"/>
    </style:style>
    <style:style style:name="P5" style:family="paragraph">
      <loext:graphic-properties draw:fill="none"/>
      <style:paragraph-properties fo:text-align="center"/>
    </style:style>
    <style:style style:name="P6" style:family="paragraph">
      <style:paragraph-properties fo:line-height="0.508cm" fo:text-align="start"/>
      <style:text-properties style:font-name="Liberation Mono"/>
    </style:style>
    <style:style style:name="P7" style:family="paragraph">
      <loext:graphic-properties draw:fill="solid" draw:fill-color="#b2b2b2"/>
      <style:paragraph-properties fo:line-height="0.508cm" fo:text-align="start"/>
      <style:text-properties style:font-name="Liberation Mono"/>
    </style:style>
    <style:style style:name="P8" style:family="paragraph">
      <loext:graphic-properties draw:fill="solid" draw:fill-color="#2a6099"/>
      <style:paragraph-properties fo:line-height="0.508cm" fo:text-align="start"/>
      <style:text-properties style:font-name="Liberation Mono"/>
    </style:style>
    <style:style style:name="P9" style:family="paragraph">
      <loext:graphic-properties draw:fill="solid" draw:fill-color="#ff4000"/>
      <style:paragraph-properties fo:line-height="0.508cm" fo:text-align="start"/>
      <style:text-properties style:font-name="Liberation Mono"/>
    </style:style>
    <style:style style:name="P10" style:family="paragraph">
      <loext:graphic-properties draw:fill="solid" draw:fill-color="#55308d"/>
      <style:paragraph-properties fo:line-height="0.508cm" fo:text-align="start"/>
      <style:text-properties style:font-name="Liberation Mono"/>
    </style:style>
    <style:style style:name="P11" style:family="paragraph">
      <loext:graphic-properties draw:fill="solid" draw:fill-color="#158466"/>
      <style:paragraph-properties fo:line-height="0.508cm" fo:text-align="start"/>
      <style:text-properties style:font-name="Liberation Mono"/>
    </style:style>
    <style:style style:name="P12" style:family="paragraph">
      <style:paragraph-properties fo:margin-left="0cm" fo:margin-right="0cm" fo:margin-top="0.42cm" fo:margin-bottom="0.35cm" fo:line-height="100%" fo:text-align="center" fo:text-indent="0cm"/>
      <style:text-properties fo:font-variant="normal" fo:text-transform="none" style:use-window-font-color="true" loext:opacity="0%" style:text-outline="false" style:text-line-through-style="none" style:text-line-through-type="none" fo:font-size="10pt" fo:font-style="normal" fo:text-shadow="none" style:text-underline-style="none" style:letter-kerning="true" style:font-size-asian="10pt" style:font-style-asian="normal" style:font-size-complex="10pt" style:font-style-complex="normal" style:text-emphasize="none" style:font-relief="none" style:text-overline-style="none" style:text-overline-color="font-color"/>
    </style:style>
    <style:style style:name="P13"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Mono" fo:font-size="40pt" fo:font-style="normal" fo:text-shadow="none" style:text-underline-style="none" fo:font-weight="normal" style:letter-kerning="true" style:font-name-asian="DejaVu Sans" style:font-size-asian="40pt" style:font-style-asian="normal" style:font-weight-asian="normal" style:font-name-complex="DejaVu Sans" style:font-size-complex="40pt" style:font-style-complex="normal" style:font-weight-complex="normal" style:text-emphasize="none" style:font-relief="none" style:text-overline-style="none" style:text-overline-color="font-color"/>
    </style:style>
    <style:style style:name="P14" style:family="paragraph">
      <loext:graphic-properties draw:fill="solid" draw:fill-color="#999999"/>
      <style:paragraph-properties fo:margin-left="0cm" fo:margin-right="0cm" fo:margin-top="0.42cm" fo:margin-bottom="0.35cm" fo:line-height="100%" fo:text-align="center" fo:text-indent="0cm"/>
      <style:text-properties fo:font-variant="normal" fo:text-transform="none" style:use-window-font-color="true" loext:opacity="0%" style:text-outline="false" style:text-line-through-style="none" style:text-line-through-type="none" style:font-name="Liberation Mono"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15" style:family="paragraph">
      <style:paragraph-properties fo:margin-top="0.42cm" fo:margin-bottom="0.35cm" fo:line-height="100%" fo:text-align="center"/>
      <style:text-properties fo:font-size="40pt" style:font-size-asian="40pt" style:font-size-complex="40pt"/>
    </style:style>
    <style:style style:name="P16" style:family="paragraph">
      <loext:graphic-properties draw:fill="solid" draw:fill-color="#158466"/>
      <style:paragraph-properties fo:margin-top="0.42cm" fo:margin-bottom="0.35cm" fo:line-height="100%" fo:text-align="center"/>
      <style:text-properties style:font-name="Liberation Mono" fo:font-size="40pt" style:font-size-asian="40pt" style:font-size-complex="40pt"/>
    </style:style>
    <style:style style:name="P17" style:family="paragraph">
      <loext:graphic-properties draw:fill="solid" draw:fill-color="#55308d"/>
      <style:paragraph-properties fo:margin-top="0.42cm" fo:margin-bottom="0.35cm" fo:line-height="100%" fo:text-align="center"/>
      <style:text-properties style:font-name="Liberation Mono" fo:font-size="40pt" style:font-size-asian="40pt" style:font-size-complex="40pt"/>
    </style:style>
    <style:style style:name="P18" style:family="paragraph">
      <loext:graphic-properties draw:fill="solid" draw:fill-color="#55308d" draw:opacity="100%"/>
      <style:paragraph-properties fo:text-align="center"/>
    </style:style>
    <style:style style:name="P19" style:family="paragraph">
      <loext:graphic-properties draw:fill="solid" draw:fill-color="#ff8000"/>
      <style:paragraph-properties fo:margin-top="0.42cm" fo:margin-bottom="0.35cm" fo:line-height="100%" fo:text-align="center"/>
      <style:text-properties style:font-name="Liberation Mono" fo:font-size="40pt" style:font-size-asian="40pt" style:font-size-complex="40pt"/>
    </style:style>
    <style:style style:name="P20" style:family="paragraph">
      <loext:graphic-properties draw:fill="solid" draw:fill-color="#ffff00" draw:opacity="100%"/>
      <style:paragraph-properties fo:text-align="center"/>
    </style:style>
    <style:style style:name="P21" style:family="paragraph">
      <loext:graphic-properties draw:fill="solid" draw:fill-color="#2a6099"/>
      <style:paragraph-properties fo:margin-top="0.42cm" fo:margin-bottom="0.35cm" fo:line-height="100%" fo:text-align="center"/>
      <style:text-properties style:font-name="Liberation Mono" fo:font-size="40pt" style:font-size-asian="40pt" style:font-size-complex="40pt"/>
    </style:style>
    <style:style style:name="P22" style:family="paragraph">
      <loext:graphic-properties draw:fill="solid" draw:fill-color="#000000"/>
      <style:paragraph-properties fo:text-align="center"/>
    </style:style>
    <style:style style:name="P23" style:family="paragraph">
      <loext:graphic-properties draw:fill="solid" draw:fill-color="#2a6099"/>
      <style:paragraph-properties fo:text-align="center"/>
      <style:text-properties style:font-name="Liberation Mono"/>
    </style:style>
    <style:style style:name="P24" style:family="paragraph">
      <loext:graphic-properties draw:fill="solid" draw:fill-color="#ffff00"/>
      <style:paragraph-properties fo:margin-top="0.42cm" fo:margin-bottom="0.35cm" fo:line-height="100%" fo:text-align="center"/>
      <style:text-properties style:font-name="Liberation Mono" fo:font-size="40pt" style:font-size-asian="40pt" style:font-size-complex="40pt"/>
    </style:style>
    <style:style style:name="T1" style:family="text">
      <style:text-properties fo:font-variant="normal" fo:text-transform="none" style:use-window-font-color="true" loext:opacity="0%" style:text-outline="false" style:text-line-through-style="none" style:text-line-through-type="none" style:font-name="Liberation Mono" fo:font-size="40pt" fo:font-style="normal" fo:text-shadow="none" style:text-underline-style="none" fo:font-weight="normal" style:letter-kerning="true" style:font-name-asian="DejaVu Sans" style:font-size-asian="40pt" style:font-style-asian="normal" style:font-weight-asian="normal" style:font-name-complex="DejaVu Sans" style:font-size-complex="40pt" style:font-style-complex="normal" style:font-weight-complex="normal" style:text-emphasize="none" style:font-relief="none" style:text-overline-style="none" style:text-overline-color="font-color"/>
    </style:style>
    <style:style style:name="T2" style:family="text">
      <style:text-properties style:font-name="Liberation Mono" fo:font-size="40pt" style:font-size-asian="40pt" style:font-size-complex="4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12.7cm" svg:height="12.7cm" svg:x="2.905cm" svg:y="2.587cm">
          <text:p/>
          <draw:enhanced-geometry svg:viewBox="0 0 21600 21600" draw:type="rectangle" draw:enhanced-path="M 0 0 L 21600 0 21600 21600 0 21600 0 0 Z N"/>
        </draw:custom-shape>
        <draw:custom-shape draw:style-name="gr2" draw:text-style-name="P3" draw:layer="layout" svg:width="2.54cm" svg:height="2.54cm" svg:x="4.175cm" svg:y="3.857cm">
          <text:p text:style-name="P2">0000</text:p>
          <draw:enhanced-geometry svg:viewBox="0 0 21600 21600" draw:type="rectangle" draw:enhanced-path="M 0 0 L 21600 0 21600 21600 0 21600 0 0 Z N"/>
        </draw:custom-shape>
        <draw:custom-shape draw:style-name="gr3" draw:text-style-name="P3" draw:layer="layout" svg:width="2.54cm" svg:height="2.54cm" svg:x="6.715cm" svg:y="3.857cm">
          <text:p text:style-name="P2">0001</text:p>
          <draw:enhanced-geometry svg:viewBox="0 0 21600 21600" draw:type="rectangle" draw:enhanced-path="M 0 0 L 21600 0 21600 21600 0 21600 0 0 Z N"/>
        </draw:custom-shape>
        <draw:custom-shape draw:style-name="gr3" draw:text-style-name="P3" draw:layer="layout" svg:width="2.54cm" svg:height="2.54cm" svg:x="9.255cm" svg:y="3.857cm">
          <text:p text:style-name="P2">0011</text:p>
          <draw:enhanced-geometry svg:viewBox="0 0 21600 21600" draw:type="rectangle" draw:enhanced-path="M 0 0 L 21600 0 21600 21600 0 21600 0 0 Z N"/>
        </draw:custom-shape>
        <draw:custom-shape draw:style-name="gr3" draw:text-style-name="P3" draw:layer="layout" svg:width="2.54cm" svg:height="2.54cm" svg:x="11.795cm" svg:y="3.857cm">
          <text:p text:style-name="P2">0010</text:p>
          <draw:enhanced-geometry svg:viewBox="0 0 21600 21600" draw:type="rectangle" draw:enhanced-path="M 0 0 L 21600 0 21600 21600 0 21600 0 0 Z N"/>
        </draw:custom-shape>
        <draw:custom-shape draw:style-name="gr3" draw:text-style-name="P3" draw:layer="layout" svg:width="2.54cm" svg:height="2.54cm" svg:x="4.175cm" svg:y="6.397cm">
          <text:p text:style-name="P2">0100</text:p>
          <draw:enhanced-geometry svg:viewBox="0 0 21600 21600" draw:type="rectangle" draw:enhanced-path="M 0 0 L 21600 0 21600 21600 0 21600 0 0 Z N"/>
        </draw:custom-shape>
        <draw:custom-shape draw:style-name="gr3" draw:text-style-name="P3" draw:layer="layout" svg:width="2.54cm" svg:height="2.54cm" svg:x="6.715cm" svg:y="6.397cm">
          <text:p text:style-name="P2">0101</text:p>
          <draw:enhanced-geometry svg:viewBox="0 0 21600 21600" draw:type="rectangle" draw:enhanced-path="M 0 0 L 21600 0 21600 21600 0 21600 0 0 Z N"/>
        </draw:custom-shape>
        <draw:custom-shape draw:style-name="gr3" draw:text-style-name="P3" draw:layer="layout" svg:width="2.54cm" svg:height="2.54cm" svg:x="9.255cm" svg:y="6.397cm">
          <text:p text:style-name="P2">0111</text:p>
          <draw:enhanced-geometry svg:viewBox="0 0 21600 21600" draw:type="rectangle" draw:enhanced-path="M 0 0 L 21600 0 21600 21600 0 21600 0 0 Z N"/>
        </draw:custom-shape>
        <draw:custom-shape draw:style-name="gr3" draw:text-style-name="P3" draw:layer="layout" svg:width="2.54cm" svg:height="2.54cm" svg:x="11.795cm" svg:y="6.397cm">
          <text:p text:style-name="P2">0110</text:p>
          <draw:enhanced-geometry svg:viewBox="0 0 21600 21600" draw:type="rectangle" draw:enhanced-path="M 0 0 L 21600 0 21600 21600 0 21600 0 0 Z N"/>
        </draw:custom-shape>
        <draw:custom-shape draw:style-name="gr3" draw:text-style-name="P3" draw:layer="layout" svg:width="2.54cm" svg:height="2.54cm" svg:x="4.175cm" svg:y="8.937cm">
          <text:p text:style-name="P2">1100</text:p>
          <draw:enhanced-geometry svg:viewBox="0 0 21600 21600" draw:type="rectangle" draw:enhanced-path="M 0 0 L 21600 0 21600 21600 0 21600 0 0 Z N"/>
        </draw:custom-shape>
        <draw:custom-shape draw:style-name="gr3" draw:text-style-name="P3" draw:layer="layout" svg:width="2.54cm" svg:height="2.54cm" svg:x="6.715cm" svg:y="8.937cm">
          <text:p text:style-name="P2">1101</text:p>
          <draw:enhanced-geometry svg:viewBox="0 0 21600 21600" draw:type="rectangle" draw:enhanced-path="M 0 0 L 21600 0 21600 21600 0 21600 0 0 Z N"/>
        </draw:custom-shape>
        <draw:custom-shape draw:style-name="gr3" draw:text-style-name="P3" draw:layer="layout" svg:width="2.54cm" svg:height="2.54cm" svg:x="9.255cm" svg:y="8.937cm">
          <text:p text:style-name="P2">1111</text:p>
          <draw:enhanced-geometry svg:viewBox="0 0 21600 21600" draw:type="rectangle" draw:enhanced-path="M 0 0 L 21600 0 21600 21600 0 21600 0 0 Z N"/>
        </draw:custom-shape>
        <draw:custom-shape draw:style-name="gr3" draw:text-style-name="P3" draw:layer="layout" svg:width="2.54cm" svg:height="2.54cm" svg:x="11.795cm" svg:y="8.937cm">
          <text:p text:style-name="P2">1110</text:p>
          <draw:enhanced-geometry svg:viewBox="0 0 21600 21600" draw:type="rectangle" draw:enhanced-path="M 0 0 L 21600 0 21600 21600 0 21600 0 0 Z N"/>
        </draw:custom-shape>
        <draw:custom-shape draw:style-name="gr3" draw:text-style-name="P3" draw:layer="layout" svg:width="2.54cm" svg:height="2.54cm" svg:x="4.175cm" svg:y="11.477cm">
          <text:p text:style-name="P2">1000</text:p>
          <draw:enhanced-geometry svg:viewBox="0 0 21600 21600" draw:type="rectangle" draw:enhanced-path="M 0 0 L 21600 0 21600 21600 0 21600 0 0 Z N"/>
        </draw:custom-shape>
        <draw:custom-shape draw:style-name="gr3" draw:text-style-name="P3" draw:layer="layout" svg:width="2.54cm" svg:height="2.54cm" svg:x="6.715cm" svg:y="11.477cm">
          <text:p text:style-name="P2">1001</text:p>
          <draw:enhanced-geometry svg:viewBox="0 0 21600 21600" draw:type="rectangle" draw:enhanced-path="M 0 0 L 21600 0 21600 21600 0 21600 0 0 Z N"/>
        </draw:custom-shape>
        <draw:custom-shape draw:style-name="gr3" draw:text-style-name="P3" draw:layer="layout" svg:width="2.54cm" svg:height="2.54cm" svg:x="9.255cm" svg:y="11.477cm">
          <text:p text:style-name="P2">1011</text:p>
          <draw:enhanced-geometry svg:viewBox="0 0 21600 21600" draw:type="rectangle" draw:enhanced-path="M 0 0 L 21600 0 21600 21600 0 21600 0 0 Z N"/>
        </draw:custom-shape>
        <draw:custom-shape draw:style-name="gr3" draw:text-style-name="P3" draw:layer="layout" svg:width="2.54cm" svg:height="2.54cm" svg:x="11.795cm" svg:y="11.477cm">
          <text:p text:style-name="P2">1010</text:p>
          <draw:enhanced-geometry svg:viewBox="0 0 21600 21600" draw:type="rectangle" draw:enhanced-path="M 0 0 L 21600 0 21600 21600 0 21600 0 0 Z N"/>
        </draw:custom-shape>
        <draw:line draw:style-name="gr4" draw:text-style-name="P5" draw:layer="layout" svg:x1="6.715cm" svg:y1="3.54cm" svg:x2="11.795cm" svg:y2="3.54cm">
          <text:p text:style-name="P4">CC3</text:p>
          <text:p text:style-name="P4"/>
        </draw:line>
        <draw:line draw:style-name="gr4" draw:text-style-name="P5" draw:layer="layout" svg:x1="9.255cm" svg:y1="14.335cm" svg:x2="14.335cm" svg:y2="14.335cm">
          <text:p text:style-name="P4"/>
          <text:p text:style-name="P4">CC2</text:p>
        </draw:line>
        <draw:line draw:style-name="gr4" draw:text-style-name="P5" draw:layer="layout" svg:x1="3.857cm" svg:y1="11.477cm" svg:x2="3.857cm" svg:y2="6.397cm">
          <text:p text:style-name="P4">CC1</text:p>
          <text:p text:style-name="P4"/>
        </draw:line>
        <draw:line draw:style-name="gr4" draw:text-style-name="P5" draw:layer="layout" svg:x1="14.652cm" svg:y1="14.017cm" svg:x2="14.652cm" svg:y2="8.937cm">
          <text:p text:style-name="P4"/>
          <text:p text:style-name="P4">CC0</text:p>
        </draw:line>
      </draw:page>
      <draw:page draw:name="page2" draw:style-name="dp1" draw:master-page-name="Default">
        <draw:custom-shape draw:style-name="gr1" draw:text-style-name="P1" draw:layer="layout" svg:width="12.7cm" svg:height="12.7cm" svg:x="2.905cm" svg:y="2.587cm">
          <text:p/>
          <draw:enhanced-geometry svg:viewBox="0 0 21600 21600" draw:type="rectangle" draw:enhanced-path="M 0 0 L 21600 0 21600 21600 0 21600 0 0 Z N"/>
        </draw:custom-shape>
        <draw:custom-shape draw:style-name="gr5" draw:text-style-name="P7" draw:layer="layout" svg:width="2.54cm" svg:height="2.54cm" svg:x="4.175cm" svg:y="3.857cm">
          <text:p text:style-name="P6">0</text:p>
          <text:p text:style-name="P6">0</text:p>
          <text:p text:style-name="P6"><text:s/>00</text:p>
          <draw:enhanced-geometry svg:viewBox="0 0 21600 21600" draw:type="rectangle" draw:enhanced-path="M 0 0 L 21600 0 21600 21600 0 21600 0 0 Z N"/>
        </draw:custom-shape>
        <draw:custom-shape draw:style-name="gr3" draw:text-style-name="P7" draw:layer="layout" svg:width="2.54cm" svg:height="2.54cm" svg:x="6.715cm" svg:y="3.857cm">
          <text:p text:style-name="P6">0</text:p>
          <text:p text:style-name="P6">0</text:p>
          <text:p text:style-name="P6"><text:s/>01</text:p>
          <draw:enhanced-geometry svg:viewBox="0 0 21600 21600" draw:type="rectangle" draw:enhanced-path="M 0 0 L 21600 0 21600 21600 0 21600 0 0 Z N"/>
        </draw:custom-shape>
        <draw:custom-shape draw:style-name="gr3" draw:text-style-name="P7" draw:layer="layout" svg:width="2.54cm" svg:height="2.54cm" svg:x="9.255cm" svg:y="3.857cm">
          <text:p text:style-name="P6">0</text:p>
          <text:p text:style-name="P6">0</text:p>
          <text:p text:style-name="P6"><text:s/>11</text:p>
          <draw:enhanced-geometry svg:viewBox="0 0 21600 21600" draw:type="rectangle" draw:enhanced-path="M 0 0 L 21600 0 21600 21600 0 21600 0 0 Z N"/>
        </draw:custom-shape>
        <draw:custom-shape draw:style-name="gr3" draw:text-style-name="P7" draw:layer="layout" svg:width="2.54cm" svg:height="2.54cm" svg:x="11.795cm" svg:y="3.857cm">
          <text:p text:style-name="P6">0</text:p>
          <text:p text:style-name="P6">0</text:p>
          <text:p text:style-name="P6"><text:s/>10</text:p>
          <draw:enhanced-geometry svg:viewBox="0 0 21600 21600" draw:type="rectangle" draw:enhanced-path="M 0 0 L 21600 0 21600 21600 0 21600 0 0 Z N"/>
        </draw:custom-shape>
        <draw:custom-shape draw:style-name="gr3" draw:text-style-name="P7" draw:layer="layout" svg:width="2.54cm" svg:height="2.54cm" svg:x="4.175cm" svg:y="6.397cm">
          <text:p text:style-name="P6">0</text:p>
          <text:p text:style-name="P6">1</text:p>
          <text:p text:style-name="P6"><text:s/>00</text:p>
          <draw:enhanced-geometry svg:viewBox="0 0 21600 21600" draw:type="rectangle" draw:enhanced-path="M 0 0 L 21600 0 21600 21600 0 21600 0 0 Z N"/>
        </draw:custom-shape>
        <draw:custom-shape draw:style-name="gr3" draw:text-style-name="P7" draw:layer="layout" svg:width="2.54cm" svg:height="2.54cm" svg:x="6.715cm" svg:y="6.397cm">
          <text:p text:style-name="P6">0</text:p>
          <text:p text:style-name="P6">1</text:p>
          <text:p text:style-name="P6"><text:s/>01</text:p>
          <draw:enhanced-geometry svg:viewBox="0 0 21600 21600" draw:type="rectangle" draw:enhanced-path="M 0 0 L 21600 0 21600 21600 0 21600 0 0 Z N"/>
        </draw:custom-shape>
        <draw:custom-shape draw:style-name="gr3" draw:text-style-name="P7" draw:layer="layout" svg:width="2.54cm" svg:height="2.54cm" svg:x="9.255cm" svg:y="6.397cm">
          <text:p text:style-name="P6">0</text:p>
          <text:p text:style-name="P6">1</text:p>
          <text:p text:style-name="P6"><text:s/>11</text:p>
          <draw:enhanced-geometry svg:viewBox="0 0 21600 21600" draw:type="rectangle" draw:enhanced-path="M 0 0 L 21600 0 21600 21600 0 21600 0 0 Z N"/>
        </draw:custom-shape>
        <draw:custom-shape draw:style-name="gr3" draw:text-style-name="P7" draw:layer="layout" svg:width="2.54cm" svg:height="2.54cm" svg:x="11.795cm" svg:y="6.397cm">
          <text:p text:style-name="P6">0</text:p>
          <text:p text:style-name="P6">1</text:p>
          <text:p text:style-name="P6"><text:s/>10</text:p>
          <draw:enhanced-geometry svg:viewBox="0 0 21600 21600" draw:type="rectangle" draw:enhanced-path="M 0 0 L 21600 0 21600 21600 0 21600 0 0 Z N"/>
        </draw:custom-shape>
        <draw:custom-shape draw:style-name="gr3" draw:text-style-name="P7" draw:layer="layout" svg:width="2.54cm" svg:height="2.54cm" svg:x="4.175cm" svg:y="8.937cm">
          <text:p text:style-name="P6">1</text:p>
          <text:p text:style-name="P6">1</text:p>
          <text:p text:style-name="P6"><text:s/>00</text:p>
          <draw:enhanced-geometry svg:viewBox="0 0 21600 21600" draw:type="rectangle" draw:enhanced-path="M 0 0 L 21600 0 21600 21600 0 21600 0 0 Z N"/>
        </draw:custom-shape>
        <draw:custom-shape draw:style-name="gr3" draw:text-style-name="P7" draw:layer="layout" svg:width="2.54cm" svg:height="2.54cm" svg:x="6.715cm" svg:y="8.937cm">
          <text:p text:style-name="P6">1</text:p>
          <text:p text:style-name="P6">1</text:p>
          <text:p text:style-name="P6"><text:s/>01</text:p>
          <draw:enhanced-geometry svg:viewBox="0 0 21600 21600" draw:type="rectangle" draw:enhanced-path="M 0 0 L 21600 0 21600 21600 0 21600 0 0 Z N"/>
        </draw:custom-shape>
        <draw:custom-shape draw:style-name="gr3" draw:text-style-name="P7" draw:layer="layout" svg:width="2.54cm" svg:height="2.54cm" svg:x="9.255cm" svg:y="8.937cm">
          <text:p text:style-name="P6">1</text:p>
          <text:p text:style-name="P6">1</text:p>
          <text:p text:style-name="P6"><text:s/>11</text:p>
          <draw:enhanced-geometry svg:viewBox="0 0 21600 21600" draw:type="rectangle" draw:enhanced-path="M 0 0 L 21600 0 21600 21600 0 21600 0 0 Z N"/>
        </draw:custom-shape>
        <draw:custom-shape draw:style-name="gr3" draw:text-style-name="P7" draw:layer="layout" svg:width="2.54cm" svg:height="2.54cm" svg:x="11.795cm" svg:y="8.937cm">
          <text:p text:style-name="P6">1</text:p>
          <text:p text:style-name="P6">1</text:p>
          <text:p text:style-name="P6"><text:s/>10</text:p>
          <draw:enhanced-geometry svg:viewBox="0 0 21600 21600" draw:type="rectangle" draw:enhanced-path="M 0 0 L 21600 0 21600 21600 0 21600 0 0 Z N"/>
        </draw:custom-shape>
        <draw:custom-shape draw:style-name="gr3" draw:text-style-name="P7" draw:layer="layout" svg:width="2.54cm" svg:height="2.54cm" svg:x="4.175cm" svg:y="11.477cm">
          <text:p text:style-name="P6">1</text:p>
          <text:p text:style-name="P6">0</text:p>
          <text:p text:style-name="P6"><text:s/>00</text:p>
          <draw:enhanced-geometry svg:viewBox="0 0 21600 21600" draw:type="rectangle" draw:enhanced-path="M 0 0 L 21600 0 21600 21600 0 21600 0 0 Z N"/>
        </draw:custom-shape>
        <draw:custom-shape draw:style-name="gr3" draw:text-style-name="P7" draw:layer="layout" svg:width="2.54cm" svg:height="2.54cm" svg:x="6.715cm" svg:y="11.477cm">
          <text:p text:style-name="P6">1</text:p>
          <text:p text:style-name="P6">0</text:p>
          <text:p text:style-name="P6"><text:s/>01</text:p>
          <draw:enhanced-geometry svg:viewBox="0 0 21600 21600" draw:type="rectangle" draw:enhanced-path="M 0 0 L 21600 0 21600 21600 0 21600 0 0 Z N"/>
        </draw:custom-shape>
        <draw:custom-shape draw:style-name="gr3" draw:text-style-name="P7" draw:layer="layout" svg:width="2.54cm" svg:height="2.54cm" svg:x="11.795cm" svg:y="11.477cm">
          <text:p text:style-name="P6">1</text:p>
          <text:p text:style-name="P6">0</text:p>
          <text:p text:style-name="P6"><text:s/>10</text:p>
          <draw:enhanced-geometry svg:viewBox="0 0 21600 21600" draw:type="rectangle" draw:enhanced-path="M 0 0 L 21600 0 21600 21600 0 21600 0 0 Z N"/>
        </draw:custom-shape>
        <draw:line draw:style-name="gr4" draw:text-style-name="P5" draw:layer="layout" svg:x1="6.715cm" svg:y1="3.54cm" svg:x2="11.795cm" svg:y2="3.54cm">
          <text:p text:style-name="P4">CC3</text:p>
          <text:p text:style-name="P4"/>
        </draw:line>
        <draw:line draw:style-name="gr4" draw:text-style-name="P5" draw:layer="layout" svg:x1="9.255cm" svg:y1="14.335cm" svg:x2="14.335cm" svg:y2="14.335cm">
          <text:p text:style-name="P4"/>
          <text:p text:style-name="P4">CC2</text:p>
        </draw:line>
        <draw:line draw:style-name="gr4" draw:text-style-name="P5" draw:layer="layout" svg:x1="3.857cm" svg:y1="11.477cm" svg:x2="3.857cm" svg:y2="6.397cm">
          <text:p text:style-name="P4">CC1</text:p>
          <text:p text:style-name="P4"/>
        </draw:line>
        <draw:line draw:style-name="gr4" draw:text-style-name="P5" draw:layer="layout" svg:x1="14.652cm" svg:y1="14.017cm" svg:x2="14.652cm" svg:y2="8.937cm">
          <text:p text:style-name="P4"/>
          <text:p text:style-name="P4">CC0</text:p>
        </draw:line>
        <draw:custom-shape draw:style-name="gr3" draw:text-style-name="P7" draw:layer="layout" svg:width="2.54cm" svg:height="2.54cm" svg:x="9.255cm" svg:y="11.477cm">
          <text:p text:style-name="P6">1</text:p>
          <text:p text:style-name="P6">0</text:p>
          <text:p text:style-name="P6"><text:s/>11</text:p>
          <draw:enhanced-geometry svg:viewBox="0 0 21600 21600" draw:type="rectangle" draw:enhanced-path="M 0 0 L 21600 0 21600 21600 0 21600 0 0 Z N"/>
        </draw:custom-shape>
      </draw:page>
      <draw:page draw:name="page3" draw:style-name="dp1" draw:master-page-name="Default">
        <draw:custom-shape draw:style-name="gr1" draw:text-style-name="P1" draw:layer="layout" svg:width="12.7cm" svg:height="12.7cm" svg:x="2.905cm" svg:y="2.587cm">
          <text:p/>
          <draw:enhanced-geometry svg:viewBox="0 0 21600 21600" draw:type="rectangle" draw:enhanced-path="M 0 0 L 21600 0 21600 21600 0 21600 0 0 Z N"/>
        </draw:custom-shape>
        <draw:custom-shape draw:style-name="gr6" draw:text-style-name="P8" draw:layer="layout" svg:width="2.54cm" svg:height="2.54cm" svg:x="4.175cm" svg:y="3.857cm">
          <text:p text:style-name="P6">0</text:p>
          <text:p text:style-name="P6">0</text:p>
          <text:p text:style-name="P6"><text:s/>00</text:p>
          <draw:enhanced-geometry svg:viewBox="0 0 21600 21600" draw:type="rectangle" draw:enhanced-path="M 0 0 L 21600 0 21600 21600 0 21600 0 0 Z N"/>
        </draw:custom-shape>
        <draw:custom-shape draw:style-name="gr7" draw:text-style-name="P8" draw:layer="layout" svg:width="2.54cm" svg:height="2.54cm" svg:x="6.715cm" svg:y="3.857cm">
          <text:p text:style-name="P6">0</text:p>
          <text:p text:style-name="P6">0</text:p>
          <text:p text:style-name="P6"><text:s/>01</text:p>
          <draw:enhanced-geometry svg:viewBox="0 0 21600 21600" draw:type="rectangle" draw:enhanced-path="M 0 0 L 21600 0 21600 21600 0 21600 0 0 Z N"/>
        </draw:custom-shape>
        <draw:custom-shape draw:style-name="gr7" draw:text-style-name="P8" draw:layer="layout" svg:width="2.54cm" svg:height="2.54cm" svg:x="9.255cm" svg:y="3.857cm">
          <text:p text:style-name="P6">0</text:p>
          <text:p text:style-name="P6">0</text:p>
          <text:p text:style-name="P6"><text:s/>11</text:p>
          <draw:enhanced-geometry svg:viewBox="0 0 21600 21600" draw:type="rectangle" draw:enhanced-path="M 0 0 L 21600 0 21600 21600 0 21600 0 0 Z N"/>
        </draw:custom-shape>
        <draw:custom-shape draw:style-name="gr8" draw:text-style-name="P9" draw:layer="layout" svg:width="2.54cm" svg:height="2.54cm" svg:x="11.795cm" svg:y="3.857cm">
          <text:p text:style-name="P6">0</text:p>
          <text:p text:style-name="P6">0</text:p>
          <text:p text:style-name="P6"><text:s/>10</text:p>
          <draw:enhanced-geometry svg:viewBox="0 0 21600 21600" draw:type="rectangle" draw:enhanced-path="M 0 0 L 21600 0 21600 21600 0 21600 0 0 Z N"/>
        </draw:custom-shape>
        <draw:custom-shape draw:style-name="gr9" draw:text-style-name="P10" draw:layer="layout" svg:width="2.54cm" svg:height="2.54cm" svg:x="4.175cm" svg:y="6.397cm">
          <text:p text:style-name="P6">0</text:p>
          <text:p text:style-name="P6">1</text:p>
          <text:p text:style-name="P6"><text:s/>00</text:p>
          <draw:enhanced-geometry svg:viewBox="0 0 21600 21600" draw:type="rectangle" draw:enhanced-path="M 0 0 L 21600 0 21600 21600 0 21600 0 0 Z N"/>
        </draw:custom-shape>
        <draw:custom-shape draw:style-name="gr10" draw:text-style-name="P11" draw:layer="layout" svg:width="2.54cm" svg:height="2.54cm" svg:x="6.715cm" svg:y="6.397cm">
          <text:p text:style-name="P6">0</text:p>
          <text:p text:style-name="P6">1</text:p>
          <text:p text:style-name="P6"><text:s/>01</text:p>
          <draw:enhanced-geometry svg:viewBox="0 0 21600 21600" draw:type="rectangle" draw:enhanced-path="M 0 0 L 21600 0 21600 21600 0 21600 0 0 Z N"/>
        </draw:custom-shape>
        <draw:custom-shape draw:style-name="gr7" draw:text-style-name="P8" draw:layer="layout" svg:width="2.54cm" svg:height="2.54cm" svg:x="9.255cm" svg:y="6.397cm">
          <text:p text:style-name="P6">0</text:p>
          <text:p text:style-name="P6">1</text:p>
          <text:p text:style-name="P6"><text:s/>11</text:p>
          <draw:enhanced-geometry svg:viewBox="0 0 21600 21600" draw:type="rectangle" draw:enhanced-path="M 0 0 L 21600 0 21600 21600 0 21600 0 0 Z N"/>
        </draw:custom-shape>
        <draw:custom-shape draw:style-name="gr9" draw:text-style-name="P10" draw:layer="layout" svg:width="2.54cm" svg:height="2.54cm" svg:x="11.795cm" svg:y="6.397cm">
          <text:p text:style-name="P6">0</text:p>
          <text:p text:style-name="P6">1</text:p>
          <text:p text:style-name="P6"><text:s/>10</text:p>
          <draw:enhanced-geometry svg:viewBox="0 0 21600 21600" draw:type="rectangle" draw:enhanced-path="M 0 0 L 21600 0 21600 21600 0 21600 0 0 Z N"/>
        </draw:custom-shape>
        <draw:custom-shape draw:style-name="gr9" draw:text-style-name="P10" draw:layer="layout" svg:width="2.54cm" svg:height="2.54cm" svg:x="4.175cm" svg:y="8.937cm">
          <text:p text:style-name="P6">1</text:p>
          <text:p text:style-name="P6">1</text:p>
          <text:p text:style-name="P6"><text:s/>00</text:p>
          <draw:enhanced-geometry svg:viewBox="0 0 21600 21600" draw:type="rectangle" draw:enhanced-path="M 0 0 L 21600 0 21600 21600 0 21600 0 0 Z N"/>
        </draw:custom-shape>
        <draw:custom-shape draw:style-name="gr10" draw:text-style-name="P11" draw:layer="layout" svg:width="2.54cm" svg:height="2.54cm" svg:x="6.715cm" svg:y="8.937cm">
          <text:p text:style-name="P6">1</text:p>
          <text:p text:style-name="P6">1</text:p>
          <text:p text:style-name="P6"><text:s/>01</text:p>
          <draw:enhanced-geometry svg:viewBox="0 0 21600 21600" draw:type="rectangle" draw:enhanced-path="M 0 0 L 21600 0 21600 21600 0 21600 0 0 Z N"/>
        </draw:custom-shape>
        <draw:custom-shape draw:style-name="gr8" draw:text-style-name="P9" draw:layer="layout" svg:width="2.54cm" svg:height="2.54cm" svg:x="9.255cm" svg:y="8.937cm">
          <text:p text:style-name="P6">1</text:p>
          <text:p text:style-name="P6">1</text:p>
          <text:p text:style-name="P6"><text:s/>11</text:p>
          <draw:enhanced-geometry svg:viewBox="0 0 21600 21600" draw:type="rectangle" draw:enhanced-path="M 0 0 L 21600 0 21600 21600 0 21600 0 0 Z N"/>
        </draw:custom-shape>
        <draw:custom-shape draw:style-name="gr9" draw:text-style-name="P10" draw:layer="layout" svg:width="2.54cm" svg:height="2.54cm" svg:x="11.795cm" svg:y="8.937cm">
          <text:p text:style-name="P6">1</text:p>
          <text:p text:style-name="P6">1</text:p>
          <text:p text:style-name="P6"><text:s/>10</text:p>
          <draw:enhanced-geometry svg:viewBox="0 0 21600 21600" draw:type="rectangle" draw:enhanced-path="M 0 0 L 21600 0 21600 21600 0 21600 0 0 Z N"/>
        </draw:custom-shape>
        <draw:custom-shape draw:style-name="gr7" draw:text-style-name="P8" draw:layer="layout" svg:width="2.54cm" svg:height="2.54cm" svg:x="4.175cm" svg:y="11.477cm">
          <text:p text:style-name="P6">1</text:p>
          <text:p text:style-name="P6">0</text:p>
          <text:p text:style-name="P6"><text:s/>00</text:p>
          <draw:enhanced-geometry svg:viewBox="0 0 21600 21600" draw:type="rectangle" draw:enhanced-path="M 0 0 L 21600 0 21600 21600 0 21600 0 0 Z N"/>
        </draw:custom-shape>
        <draw:custom-shape draw:style-name="gr7" draw:text-style-name="P8" draw:layer="layout" svg:width="2.54cm" svg:height="2.54cm" svg:x="6.715cm" svg:y="11.477cm">
          <text:p text:style-name="P6">1</text:p>
          <text:p text:style-name="P6">0</text:p>
          <text:p text:style-name="P6"><text:s/>01</text:p>
          <draw:enhanced-geometry svg:viewBox="0 0 21600 21600" draw:type="rectangle" draw:enhanced-path="M 0 0 L 21600 0 21600 21600 0 21600 0 0 Z N"/>
        </draw:custom-shape>
        <draw:custom-shape draw:style-name="gr8" draw:text-style-name="P9" draw:layer="layout" svg:width="2.54cm" svg:height="2.54cm" svg:x="11.795cm" svg:y="11.477cm">
          <text:p text:style-name="P6">1</text:p>
          <text:p text:style-name="P6">0</text:p>
          <text:p text:style-name="P6"><text:s/>10</text:p>
          <draw:enhanced-geometry svg:viewBox="0 0 21600 21600" draw:type="rectangle" draw:enhanced-path="M 0 0 L 21600 0 21600 21600 0 21600 0 0 Z N"/>
        </draw:custom-shape>
        <draw:line draw:style-name="gr4" draw:text-style-name="P5" draw:layer="layout" svg:x1="6.715cm" svg:y1="3.54cm" svg:x2="11.795cm" svg:y2="3.54cm">
          <text:p text:style-name="P4">CC3</text:p>
          <text:p text:style-name="P4"/>
        </draw:line>
        <draw:line draw:style-name="gr4" draw:text-style-name="P5" draw:layer="layout" svg:x1="9.255cm" svg:y1="14.335cm" svg:x2="14.335cm" svg:y2="14.335cm">
          <text:p text:style-name="P4"/>
          <text:p text:style-name="P4">CC2</text:p>
        </draw:line>
        <draw:line draw:style-name="gr4" draw:text-style-name="P5" draw:layer="layout" svg:x1="3.857cm" svg:y1="11.477cm" svg:x2="3.857cm" svg:y2="6.397cm">
          <text:p text:style-name="P4">CC1</text:p>
          <text:p text:style-name="P4"/>
        </draw:line>
        <draw:line draw:style-name="gr4" draw:text-style-name="P5" draw:layer="layout" svg:x1="14.652cm" svg:y1="14.017cm" svg:x2="14.652cm" svg:y2="8.937cm">
          <text:p text:style-name="P4"/>
          <text:p text:style-name="P4">CC0</text:p>
        </draw:line>
        <draw:custom-shape draw:style-name="gr8" draw:text-style-name="P9" draw:layer="layout" svg:width="2.54cm" svg:height="2.54cm" svg:x="9.255cm" svg:y="11.477cm">
          <text:p text:style-name="P6">1</text:p>
          <text:p text:style-name="P6">0</text:p>
          <text:p text:style-name="P6"><text:s/>11</text:p>
          <draw:enhanced-geometry svg:viewBox="0 0 21600 21600" draw:type="rectangle" draw:enhanced-path="M 0 0 L 21600 0 21600 21600 0 21600 0 0 Z N"/>
        </draw:custom-shape>
      </draw:page>
      <draw:page draw:name="page4" draw:style-name="dp1" draw:master-page-name="Default">
        <draw:custom-shape draw:style-name="gr1" draw:text-style-name="P1" draw:layer="layout" svg:width="12.7cm" svg:height="12.7cm" svg:x="2.905cm" svg:y="2.587cm">
          <text:p/>
          <draw:enhanced-geometry svg:viewBox="0 0 21600 21600" draw:type="rectangle" draw:enhanced-path="M 0 0 L 21600 0 21600 21600 0 21600 0 0 Z N"/>
        </draw:custom-shape>
        <draw:custom-shape draw:style-name="gr11" draw:text-style-name="P13" draw:layer="layout" svg:width="2.54cm" svg:height="2.54cm" svg:x="11.795cm" svg:y="11.477cm">
          <text:p text:style-name="P12"><text:span text:style-name="T1">❌</text:span></text:p>
          <draw:enhanced-geometry svg:viewBox="0 0 21600 21600" draw:type="rectangle" draw:enhanced-path="M 0 0 L 21600 0 21600 21600 0 21600 0 0 Z N"/>
        </draw:custom-shape>
        <draw:line draw:style-name="gr4" draw:text-style-name="P5" draw:layer="layout" svg:x1="6.715cm" svg:y1="3.54cm" svg:x2="11.795cm" svg:y2="3.54cm">
          <text:p text:style-name="P4">CC3</text:p>
          <text:p text:style-name="P4"/>
        </draw:line>
        <draw:line draw:style-name="gr4" draw:text-style-name="P5" draw:layer="layout" svg:x1="9.255cm" svg:y1="14.335cm" svg:x2="14.335cm" svg:y2="14.335cm">
          <text:p text:style-name="P4"/>
          <text:p text:style-name="P4">CC2</text:p>
        </draw:line>
        <draw:line draw:style-name="gr4" draw:text-style-name="P5" draw:layer="layout" svg:x1="3.857cm" svg:y1="11.477cm" svg:x2="3.857cm" svg:y2="6.397cm">
          <text:p text:style-name="P4">CC1</text:p>
          <text:p text:style-name="P4"/>
        </draw:line>
        <draw:line draw:style-name="gr4" draw:text-style-name="P5" draw:layer="layout" svg:x1="14.652cm" svg:y1="14.017cm" svg:x2="14.652cm" svg:y2="8.937cm">
          <text:p text:style-name="P4"/>
          <text:p text:style-name="P4">CC0</text:p>
        </draw:line>
        <draw:custom-shape draw:style-name="gr12" draw:text-style-name="P14" draw:layer="layout" svg:width="2.54cm" svg:height="2.54cm" svg:x="9.255cm" svg:y="11.477cm">
          <text:p text:style-name="P12"><text:span text:style-name="T1">❌</text:span></text:p>
          <draw:enhanced-geometry svg:viewBox="0 0 21600 21600" draw:type="rectangle" draw:enhanced-path="M 0 0 L 21600 0 21600 21600 0 21600 0 0 Z N"/>
        </draw:custom-shape>
        <draw:custom-shape draw:style-name="gr13" draw:text-style-name="P14" draw:layer="layout" svg:width="2.54cm" svg:height="2.54cm" svg:x="11.795cm" svg:y="8.937cm">
          <text:p text:style-name="P12"><text:span text:style-name="T1">❌</text:span></text:p>
          <draw:enhanced-geometry svg:viewBox="0 0 21600 21600" draw:type="rectangle" draw:enhanced-path="M 0 0 L 21600 0 21600 21600 0 21600 0 0 Z N"/>
        </draw:custom-shape>
        <draw:custom-shape draw:style-name="gr14" draw:text-style-name="P14" draw:layer="layout" svg:width="2.54cm" svg:height="2.54cm" svg:x="9.255cm" svg:y="8.937cm">
          <text:p text:style-name="P12"><text:span text:style-name="T1">❌</text:span></text:p>
          <draw:enhanced-geometry svg:viewBox="0 0 21600 21600" draw:type="rectangle" draw:enhanced-path="M 0 0 L 21600 0 21600 21600 0 21600 0 0 Z N"/>
        </draw:custom-shape>
        <draw:custom-shape draw:style-name="gr15" draw:text-style-name="P14" draw:layer="layout" svg:width="2.54cm" svg:height="2.54cm" svg:x="9.255cm" svg:y="3.857cm">
          <text:p text:style-name="P12"><text:span text:style-name="T1">❌</text:span></text:p>
          <draw:enhanced-geometry svg:viewBox="0 0 21600 21600" draw:type="rectangle" draw:enhanced-path="M 0 0 L 21600 0 21600 21600 0 21600 0 0 Z N"/>
        </draw:custom-shape>
        <draw:custom-shape draw:style-name="gr16" draw:text-style-name="P14" draw:layer="layout" svg:width="2.54cm" svg:height="2.54cm" svg:x="4.175cm" svg:y="6.397cm">
          <text:p text:style-name="P12"><text:span text:style-name="T1">❌</text:span></text:p>
          <draw:enhanced-geometry svg:viewBox="0 0 21600 21600" draw:type="rectangle" draw:enhanced-path="M 0 0 L 21600 0 21600 21600 0 21600 0 0 Z N"/>
        </draw:custom-shape>
        <draw:custom-shape draw:style-name="gr17" draw:text-style-name="P14" draw:layer="layout" svg:width="2.54cm" svg:height="2.54cm" svg:x="9.255cm" svg:y="6.397cm">
          <text:p text:style-name="P12"><text:span text:style-name="T1">❌</text:span></text:p>
          <draw:enhanced-geometry svg:viewBox="0 0 21600 21600" draw:type="rectangle" draw:enhanced-path="M 0 0 L 21600 0 21600 21600 0 21600 0 0 Z N"/>
        </draw:custom-shape>
        <draw:custom-shape draw:style-name="gr18" draw:text-style-name="P14" draw:layer="layout" svg:width="2.54cm" svg:height="2.54cm" svg:x="4.175cm" svg:y="8.937cm">
          <text:p text:style-name="P12"><text:span text:style-name="T1">❌</text:span></text:p>
          <draw:enhanced-geometry svg:viewBox="0 0 21600 21600" draw:type="rectangle" draw:enhanced-path="M 0 0 L 21600 0 21600 21600 0 21600 0 0 Z N"/>
        </draw:custom-shape>
        <draw:custom-shape draw:style-name="gr19" draw:text-style-name="P14" draw:layer="layout" svg:width="2.54cm" svg:height="2.54cm" svg:x="11.795cm" svg:y="3.857cm">
          <text:p text:style-name="P12"><text:span text:style-name="T1">❌</text:span></text:p>
          <draw:enhanced-geometry svg:viewBox="0 0 21600 21600" draw:type="rectangle" draw:enhanced-path="M 0 0 L 21600 0 21600 21600 0 21600 0 0 Z N"/>
        </draw:custom-shape>
        <draw:custom-shape draw:style-name="gr20" draw:text-style-name="P14" draw:layer="layout" svg:width="2.54cm" svg:height="2.54cm" svg:x="11.795cm" svg:y="6.397cm">
          <text:p text:style-name="P12"><text:span text:style-name="T1">❌</text:span></text:p>
          <draw:enhanced-geometry svg:viewBox="0 0 21600 21600" draw:type="rectangle" draw:enhanced-path="M 0 0 L 21600 0 21600 21600 0 21600 0 0 Z N"/>
        </draw:custom-shape>
        <draw:custom-shape draw:style-name="gr21" draw:text-style-name="P16" draw:layer="layout" svg:width="2.54cm" svg:height="2.54cm" svg:x="6.715cm" svg:y="8.937cm">
          <text:p text:style-name="P15"><text:span text:style-name="T2">✅</text:span></text:p>
          <draw:enhanced-geometry svg:viewBox="0 0 21600 21600" draw:type="rectangle" draw:enhanced-path="M 0 0 L 21600 0 21600 21600 0 21600 0 0 Z N"/>
        </draw:custom-shape>
        <draw:custom-shape draw:style-name="gr21" draw:text-style-name="P16" draw:layer="layout" svg:width="2.54cm" svg:height="2.54cm" svg:x="6.715cm" svg:y="6.397cm">
          <text:p text:style-name="P15"><text:span text:style-name="T2">✅</text:span></text:p>
          <draw:enhanced-geometry svg:viewBox="0 0 21600 21600" draw:type="rectangle" draw:enhanced-path="M 0 0 L 21600 0 21600 21600 0 21600 0 0 Z N"/>
        </draw:custom-shape>
        <draw:custom-shape draw:style-name="gr22" draw:text-style-name="P14" draw:layer="layout" svg:width="2.54cm" svg:height="2.54cm" svg:x="4.175cm" svg:y="3.857cm">
          <text:p text:style-name="P12"><text:span text:style-name="T1">❌</text:span></text:p>
          <draw:enhanced-geometry svg:viewBox="0 0 21600 21600" draw:type="rectangle" draw:enhanced-path="M 0 0 L 21600 0 21600 21600 0 21600 0 0 Z N"/>
        </draw:custom-shape>
        <draw:custom-shape draw:style-name="gr23" draw:text-style-name="P14" draw:layer="layout" svg:width="2.54cm" svg:height="2.54cm" svg:x="6.715cm" svg:y="3.857cm">
          <text:p text:style-name="P12"><text:span text:style-name="T1">❌</text:span></text:p>
          <draw:enhanced-geometry svg:viewBox="0 0 21600 21600" draw:type="rectangle" draw:enhanced-path="M 0 0 L 21600 0 21600 21600 0 21600 0 0 Z N"/>
        </draw:custom-shape>
        <draw:custom-shape draw:style-name="gr24" draw:text-style-name="P14" draw:layer="layout" svg:width="2.54cm" svg:height="2.54cm" svg:x="4.175cm" svg:y="11.477cm">
          <text:p text:style-name="P12"><text:span text:style-name="T1">❌</text:span></text:p>
          <draw:enhanced-geometry svg:viewBox="0 0 21600 21600" draw:type="rectangle" draw:enhanced-path="M 0 0 L 21600 0 21600 21600 0 21600 0 0 Z N"/>
        </draw:custom-shape>
        <draw:custom-shape draw:style-name="gr25" draw:text-style-name="P14" draw:layer="layout" svg:width="2.54cm" svg:height="2.54cm" svg:x="6.715cm" svg:y="11.477cm">
          <text:p text:style-name="P12"><text:span text:style-name="T1">❌</text:span></text:p>
          <draw:enhanced-geometry svg:viewBox="0 0 21600 21600" draw:type="rectangle" draw:enhanced-path="M 0 0 L 21600 0 21600 21600 0 21600 0 0 Z N"/>
        </draw:custom-shape>
      </draw:page>
      <draw:page draw:name="page5" draw:style-name="dp1" draw:master-page-name="Default">
        <draw:custom-shape draw:style-name="gr1" draw:text-style-name="P1" draw:layer="layout" svg:width="12.7cm" svg:height="12.7cm" svg:x="2.905cm" svg:y="2.587cm">
          <text:p/>
          <draw:enhanced-geometry svg:viewBox="0 0 21600 21600" draw:type="rectangle" draw:enhanced-path="M 0 0 L 21600 0 21600 21600 0 21600 0 0 Z N"/>
        </draw:custom-shape>
        <draw:custom-shape draw:style-name="gr26" draw:text-style-name="P14" draw:layer="layout" svg:width="2.54cm" svg:height="2.54cm" svg:x="11.795cm" svg:y="11.477cm">
          <text:p text:style-name="P12"><text:span text:style-name="T1">❌</text:span></text:p>
          <draw:enhanced-geometry svg:viewBox="0 0 21600 21600" draw:type="rectangle" draw:enhanced-path="M 0 0 L 21600 0 21600 21600 0 21600 0 0 Z N"/>
        </draw:custom-shape>
        <draw:line draw:style-name="gr4" draw:text-style-name="P5" draw:layer="layout" svg:x1="6.715cm" svg:y1="3.54cm" svg:x2="11.795cm" svg:y2="3.54cm">
          <text:p text:style-name="P4">CC3</text:p>
          <text:p text:style-name="P4"/>
        </draw:line>
        <draw:line draw:style-name="gr4" draw:text-style-name="P5" draw:layer="layout" svg:x1="9.255cm" svg:y1="14.335cm" svg:x2="14.335cm" svg:y2="14.335cm">
          <text:p text:style-name="P4"/>
          <text:p text:style-name="P4">CC2</text:p>
        </draw:line>
        <draw:line draw:style-name="gr4" draw:text-style-name="P5" draw:layer="layout" svg:x1="3.857cm" svg:y1="11.477cm" svg:x2="3.857cm" svg:y2="6.397cm">
          <text:p text:style-name="P4">CC1</text:p>
          <text:p text:style-name="P4"/>
        </draw:line>
        <draw:line draw:style-name="gr4" draw:text-style-name="P5" draw:layer="layout" svg:x1="14.652cm" svg:y1="14.017cm" svg:x2="14.652cm" svg:y2="8.937cm">
          <text:p text:style-name="P4"/>
          <text:p text:style-name="P4">CC0</text:p>
        </draw:line>
        <draw:custom-shape draw:style-name="gr27" draw:text-style-name="P14" draw:layer="layout" svg:width="2.54cm" svg:height="2.54cm" svg:x="9.255cm" svg:y="11.477cm">
          <text:p text:style-name="P12"><text:span text:style-name="T1">❌</text:span></text:p>
          <draw:enhanced-geometry svg:viewBox="0 0 21600 21600" draw:type="rectangle" draw:enhanced-path="M 0 0 L 21600 0 21600 21600 0 21600 0 0 Z N"/>
        </draw:custom-shape>
        <draw:custom-shape draw:style-name="gr28" draw:text-style-name="P14" draw:layer="layout" svg:width="2.54cm" svg:height="2.54cm" svg:x="11.795cm" svg:y="8.937cm">
          <text:p text:style-name="P12"><text:span text:style-name="T1">❌</text:span></text:p>
          <draw:enhanced-geometry svg:viewBox="0 0 21600 21600" draw:type="rectangle" draw:enhanced-path="M 0 0 L 21600 0 21600 21600 0 21600 0 0 Z N"/>
        </draw:custom-shape>
        <draw:custom-shape draw:style-name="gr29" draw:text-style-name="P14" draw:layer="layout" svg:width="2.54cm" svg:height="2.54cm" svg:x="9.255cm" svg:y="8.937cm">
          <text:p text:style-name="P12"><text:span text:style-name="T1">❌</text:span></text:p>
          <draw:enhanced-geometry svg:viewBox="0 0 21600 21600" draw:type="rectangle" draw:enhanced-path="M 0 0 L 21600 0 21600 21600 0 21600 0 0 Z N"/>
        </draw:custom-shape>
        <draw:custom-shape draw:style-name="gr30" draw:text-style-name="P14" draw:layer="layout" svg:width="2.54cm" svg:height="2.54cm" svg:x="9.255cm" svg:y="3.857cm">
          <text:p text:style-name="P12"><text:span text:style-name="T1">❌</text:span></text:p>
          <draw:enhanced-geometry svg:viewBox="0 0 21600 21600" draw:type="rectangle" draw:enhanced-path="M 0 0 L 21600 0 21600 21600 0 21600 0 0 Z N"/>
        </draw:custom-shape>
        <draw:custom-shape draw:style-name="gr31" draw:text-style-name="P14" draw:layer="layout" svg:width="2.54cm" svg:height="2.54cm" svg:x="4.175cm" svg:y="6.397cm">
          <text:p text:style-name="P12"><text:span text:style-name="T1">❌</text:span></text:p>
          <draw:enhanced-geometry svg:viewBox="0 0 21600 21600" draw:type="rectangle" draw:enhanced-path="M 0 0 L 21600 0 21600 21600 0 21600 0 0 Z N"/>
        </draw:custom-shape>
        <draw:custom-shape draw:style-name="gr32" draw:text-style-name="P14" draw:layer="layout" svg:width="2.54cm" svg:height="2.54cm" svg:x="9.255cm" svg:y="6.397cm">
          <text:p text:style-name="P12"><text:span text:style-name="T1">❌</text:span></text:p>
          <draw:enhanced-geometry svg:viewBox="0 0 21600 21600" draw:type="rectangle" draw:enhanced-path="M 0 0 L 21600 0 21600 21600 0 21600 0 0 Z N"/>
        </draw:custom-shape>
        <draw:custom-shape draw:style-name="gr33" draw:text-style-name="P14" draw:layer="layout" svg:width="2.54cm" svg:height="2.54cm" svg:x="4.175cm" svg:y="8.937cm">
          <text:p text:style-name="P12"><text:span text:style-name="T1">❌</text:span></text:p>
          <draw:enhanced-geometry svg:viewBox="0 0 21600 21600" draw:type="rectangle" draw:enhanced-path="M 0 0 L 21600 0 21600 21600 0 21600 0 0 Z N"/>
        </draw:custom-shape>
        <draw:custom-shape draw:style-name="gr34" draw:text-style-name="P14" draw:layer="layout" svg:width="2.54cm" svg:height="2.54cm" svg:x="11.795cm" svg:y="3.857cm">
          <text:p text:style-name="P12"><text:span text:style-name="T1">❌</text:span></text:p>
          <draw:enhanced-geometry svg:viewBox="0 0 21600 21600" draw:type="rectangle" draw:enhanced-path="M 0 0 L 21600 0 21600 21600 0 21600 0 0 Z N"/>
        </draw:custom-shape>
        <draw:custom-shape draw:style-name="gr35" draw:text-style-name="P14" draw:layer="layout" svg:width="2.54cm" svg:height="2.54cm" svg:x="11.795cm" svg:y="6.397cm">
          <text:p text:style-name="P12"><text:span text:style-name="T1">❌</text:span></text:p>
          <draw:enhanced-geometry svg:viewBox="0 0 21600 21600" draw:type="rectangle" draw:enhanced-path="M 0 0 L 21600 0 21600 21600 0 21600 0 0 Z N"/>
        </draw:custom-shape>
        <draw:custom-shape draw:style-name="gr21" draw:text-style-name="P16" draw:layer="layout" svg:width="2.54cm" svg:height="2.54cm" svg:x="6.715cm" svg:y="8.937cm">
          <text:p text:style-name="P15"><text:span text:style-name="T2">✅</text:span></text:p>
          <draw:enhanced-geometry svg:viewBox="0 0 21600 21600" draw:type="rectangle" draw:enhanced-path="M 0 0 L 21600 0 21600 21600 0 21600 0 0 Z N"/>
        </draw:custom-shape>
        <draw:custom-shape draw:style-name="gr21" draw:text-style-name="P16" draw:layer="layout" svg:width="2.54cm" svg:height="2.54cm" svg:x="6.715cm" svg:y="6.397cm">
          <text:p text:style-name="P15"><text:span text:style-name="T2">✅</text:span></text:p>
          <draw:enhanced-geometry svg:viewBox="0 0 21600 21600" draw:mirror-horizontal="false" draw:mirror-vertical="false" draw:type="rectangle" draw:enhanced-path="M 0 0 L 21600 0 21600 21600 0 21600 0 0 Z N"/>
        </draw:custom-shape>
        <draw:custom-shape draw:style-name="gr36" draw:text-style-name="P14" draw:layer="layout" svg:width="2.54cm" svg:height="2.54cm" svg:x="4.175cm" svg:y="3.857cm">
          <text:p text:style-name="P12"><text:span text:style-name="T1">❌</text:span></text:p>
          <draw:enhanced-geometry svg:viewBox="0 0 21600 21600" draw:type="rectangle" draw:enhanced-path="M 0 0 L 21600 0 21600 21600 0 21600 0 0 Z N"/>
        </draw:custom-shape>
        <draw:custom-shape draw:style-name="gr37" draw:text-style-name="P14" draw:layer="layout" svg:width="2.54cm" svg:height="2.54cm" svg:x="6.715cm" svg:y="3.857cm">
          <text:p text:style-name="P12"><text:span text:style-name="T1">❌</text:span></text:p>
          <draw:enhanced-geometry svg:viewBox="0 0 21600 21600" draw:type="rectangle" draw:enhanced-path="M 0 0 L 21600 0 21600 21600 0 21600 0 0 Z N"/>
        </draw:custom-shape>
        <draw:custom-shape draw:style-name="gr38" draw:text-style-name="P14" draw:layer="layout" svg:width="2.54cm" svg:height="2.54cm" svg:x="4.175cm" svg:y="11.477cm">
          <text:p text:style-name="P12"><text:span text:style-name="T1">❌</text:span></text:p>
          <draw:enhanced-geometry svg:viewBox="0 0 21600 21600" draw:type="rectangle" draw:enhanced-path="M 0 0 L 21600 0 21600 21600 0 21600 0 0 Z N"/>
        </draw:custom-shape>
        <draw:custom-shape draw:style-name="gr39" draw:text-style-name="P14" draw:layer="layout" svg:width="2.54cm" svg:height="2.54cm" svg:x="6.715cm" svg:y="11.477cm">
          <text:p text:style-name="P12"><text:span text:style-name="T1">❌</text:span></text:p>
          <draw:enhanced-geometry svg:viewBox="0 0 21600 21600" draw:type="rectangle" draw:enhanced-path="M 0 0 L 21600 0 21600 21600 0 21600 0 0 Z N"/>
        </draw:custom-shape>
        <draw:custom-shape draw:style-name="gr40" draw:text-style-name="P5" draw:layer="layout" svg:width="3.175cm" svg:height="5.715cm" svg:x="6.397cm" svg:y="6.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age>
      <draw:page draw:name="page6" draw:style-name="dp1" draw:master-page-name="Default">
        <draw:custom-shape draw:style-name="gr1" draw:text-style-name="P1" draw:layer="layout" svg:width="12.7cm" svg:height="12.7cm" svg:x="2.905cm" svg:y="2.587cm">
          <text:p/>
          <draw:enhanced-geometry svg:viewBox="0 0 21600 21600" draw:type="rectangle" draw:enhanced-path="M 0 0 L 21600 0 21600 21600 0 21600 0 0 Z N"/>
        </draw:custom-shape>
        <draw:custom-shape draw:style-name="gr41" draw:text-style-name="P14" draw:layer="layout" svg:width="2.54cm" svg:height="2.54cm" svg:x="11.795cm" svg:y="11.477cm">
          <text:p text:style-name="P12"><text:span text:style-name="T1">❌</text:span></text:p>
          <draw:enhanced-geometry svg:viewBox="0 0 21600 21600" draw:type="rectangle" draw:enhanced-path="M 0 0 L 21600 0 21600 21600 0 21600 0 0 Z N"/>
        </draw:custom-shape>
        <draw:line draw:style-name="gr4" draw:text-style-name="P5" draw:layer="layout" svg:x1="6.715cm" svg:y1="3.54cm" svg:x2="11.795cm" svg:y2="3.54cm">
          <text:p text:style-name="P4">CC3</text:p>
          <text:p text:style-name="P4"/>
        </draw:line>
        <draw:line draw:style-name="gr4" draw:text-style-name="P5" draw:layer="layout" svg:x1="9.255cm" svg:y1="14.335cm" svg:x2="14.335cm" svg:y2="14.335cm">
          <text:p text:style-name="P4"/>
          <text:p text:style-name="P4">CC2</text:p>
        </draw:line>
        <draw:line draw:style-name="gr4" draw:text-style-name="P5" draw:layer="layout" svg:x1="3.857cm" svg:y1="11.477cm" svg:x2="3.857cm" svg:y2="6.397cm">
          <text:p text:style-name="P4">CC1</text:p>
          <text:p text:style-name="P4"/>
        </draw:line>
        <draw:line draw:style-name="gr4" draw:text-style-name="P5" draw:layer="layout" svg:x1="14.652cm" svg:y1="14.017cm" svg:x2="14.652cm" svg:y2="8.937cm">
          <text:p text:style-name="P4"/>
          <text:p text:style-name="P4">CC0</text:p>
        </draw:line>
        <draw:custom-shape draw:style-name="gr42" draw:text-style-name="P14" draw:layer="layout" svg:width="2.54cm" svg:height="2.54cm" svg:x="9.255cm" svg:y="11.477cm">
          <text:p text:style-name="P12"><text:span text:style-name="T1">❌</text:span></text:p>
          <draw:enhanced-geometry svg:viewBox="0 0 21600 21600" draw:type="rectangle" draw:enhanced-path="M 0 0 L 21600 0 21600 21600 0 21600 0 0 Z N"/>
        </draw:custom-shape>
        <draw:custom-shape draw:style-name="gr43" draw:text-style-name="P14" draw:layer="layout" svg:width="2.54cm" svg:height="2.54cm" svg:x="9.255cm" svg:y="8.937cm">
          <text:p text:style-name="P12"><text:span text:style-name="T1">❌</text:span></text:p>
          <draw:enhanced-geometry svg:viewBox="0 0 21600 21600" draw:type="rectangle" draw:enhanced-path="M 0 0 L 21600 0 21600 21600 0 21600 0 0 Z N"/>
        </draw:custom-shape>
        <draw:custom-shape draw:style-name="gr44" draw:text-style-name="P14" draw:layer="layout" svg:width="2.54cm" svg:height="2.54cm" svg:x="6.715cm" svg:y="8.937cm">
          <text:p text:style-name="P12"><text:span text:style-name="T1">❌</text:span></text:p>
          <draw:enhanced-geometry svg:viewBox="0 0 21600 21600" draw:type="rectangle" draw:enhanced-path="M 0 0 L 21600 0 21600 21600 0 21600 0 0 Z N"/>
        </draw:custom-shape>
        <draw:custom-shape draw:style-name="gr45" draw:text-style-name="P14" draw:layer="layout" svg:width="2.54cm" svg:height="2.54cm" svg:x="9.255cm" svg:y="3.857cm">
          <text:p text:style-name="P12"><text:span text:style-name="T1">❌</text:span></text:p>
          <draw:enhanced-geometry svg:viewBox="0 0 21600 21600" draw:type="rectangle" draw:enhanced-path="M 0 0 L 21600 0 21600 21600 0 21600 0 0 Z N"/>
        </draw:custom-shape>
        <draw:custom-shape draw:style-name="gr46" draw:text-style-name="P14" draw:layer="layout" svg:width="2.54cm" svg:height="2.54cm" svg:x="6.715cm" svg:y="6.397cm">
          <text:p text:style-name="P12"><text:span text:style-name="T1">❌</text:span></text:p>
          <draw:enhanced-geometry svg:viewBox="0 0 21600 21600" draw:type="rectangle" draw:enhanced-path="M 0 0 L 21600 0 21600 21600 0 21600 0 0 Z N"/>
        </draw:custom-shape>
        <draw:custom-shape draw:style-name="gr47" draw:text-style-name="P14" draw:layer="layout" svg:width="2.54cm" svg:height="2.54cm" svg:x="11.795cm" svg:y="3.857cm">
          <text:p text:style-name="P12"><text:span text:style-name="T1">❌</text:span></text:p>
          <draw:enhanced-geometry svg:viewBox="0 0 21600 21600" draw:type="rectangle" draw:enhanced-path="M 0 0 L 21600 0 21600 21600 0 21600 0 0 Z N"/>
        </draw:custom-shape>
        <draw:custom-shape draw:style-name="gr48" draw:text-style-name="P14" draw:layer="layout" svg:width="2.54cm" svg:height="2.54cm" svg:x="9.255cm" svg:y="6.397cm">
          <text:p text:style-name="P12"><text:span text:style-name="T1">❌</text:span></text:p>
          <draw:enhanced-geometry svg:viewBox="0 0 21600 21600" draw:type="rectangle" draw:enhanced-path="M 0 0 L 21600 0 21600 21600 0 21600 0 0 Z N"/>
        </draw:custom-shape>
        <draw:custom-shape draw:style-name="gr49" draw:text-style-name="P17" draw:layer="layout" svg:width="2.54cm" svg:height="2.54cm" svg:x="4.175cm" svg:y="8.937cm">
          <text:p text:style-name="P15"><text:span text:style-name="T2">✅</text:span></text:p>
          <draw:enhanced-geometry svg:viewBox="0 0 21600 21600" draw:type="rectangle" draw:enhanced-path="M 0 0 L 21600 0 21600 21600 0 21600 0 0 Z N"/>
        </draw:custom-shape>
        <draw:custom-shape draw:style-name="gr49" draw:text-style-name="P17" draw:layer="layout" svg:width="2.54cm" svg:height="2.54cm" svg:x="4.175cm" svg:y="6.397cm">
          <text:p text:style-name="P15"><text:span text:style-name="T2">✅</text:span></text:p>
          <draw:enhanced-geometry svg:viewBox="0 0 21600 21600" draw:type="rectangle" draw:enhanced-path="M 0 0 L 21600 0 21600 21600 0 21600 0 0 Z N"/>
        </draw:custom-shape>
        <draw:custom-shape draw:style-name="gr50" draw:text-style-name="P14" draw:layer="layout" svg:width="2.54cm" svg:height="2.54cm" svg:x="4.175cm" svg:y="3.857cm">
          <text:p text:style-name="P12"><text:span text:style-name="T1">❌</text:span></text:p>
          <draw:enhanced-geometry svg:viewBox="0 0 21600 21600" draw:type="rectangle" draw:enhanced-path="M 0 0 L 21600 0 21600 21600 0 21600 0 0 Z N"/>
        </draw:custom-shape>
        <draw:custom-shape draw:style-name="gr51" draw:text-style-name="P14" draw:layer="layout" svg:width="2.54cm" svg:height="2.54cm" svg:x="6.715cm" svg:y="3.857cm">
          <text:p text:style-name="P12"><text:span text:style-name="T1">❌</text:span></text:p>
          <draw:enhanced-geometry svg:viewBox="0 0 21600 21600" draw:type="rectangle" draw:enhanced-path="M 0 0 L 21600 0 21600 21600 0 21600 0 0 Z N"/>
        </draw:custom-shape>
        <draw:custom-shape draw:style-name="gr52" draw:text-style-name="P14" draw:layer="layout" svg:width="2.54cm" svg:height="2.54cm" svg:x="4.175cm" svg:y="11.477cm">
          <text:p text:style-name="P12"><text:span text:style-name="T1">❌</text:span></text:p>
          <draw:enhanced-geometry svg:viewBox="0 0 21600 21600" draw:type="rectangle" draw:enhanced-path="M 0 0 L 21600 0 21600 21600 0 21600 0 0 Z N"/>
        </draw:custom-shape>
        <draw:custom-shape draw:style-name="gr53" draw:text-style-name="P14" draw:layer="layout" svg:width="2.54cm" svg:height="2.54cm" svg:x="6.715cm" svg:y="11.477cm">
          <text:p text:style-name="P12"><text:span text:style-name="T1">❌</text:span></text:p>
          <draw:enhanced-geometry svg:viewBox="0 0 21600 21600" draw:type="rectangle" draw:enhanced-path="M 0 0 L 21600 0 21600 21600 0 21600 0 0 Z N"/>
        </draw:custom-shape>
        <draw:custom-shape draw:style-name="gr49" draw:text-style-name="P17" draw:layer="layout" svg:width="2.54cm" svg:height="2.54cm" svg:x="11.795cm" svg:y="8.937cm">
          <text:p text:style-name="P15"><text:span text:style-name="T2">✅</text:span></text:p>
          <draw:enhanced-geometry svg:viewBox="0 0 21600 21600" draw:type="rectangle" draw:enhanced-path="M 0 0 L 21600 0 21600 21600 0 21600 0 0 Z N"/>
        </draw:custom-shape>
        <draw:custom-shape draw:style-name="gr49" draw:text-style-name="P17" draw:layer="layout" svg:width="2.54cm" svg:height="2.54cm" svg:x="11.795cm" svg:y="6.397cm">
          <text:p text:style-name="P15"><text:span text:style-name="T2">✅</text:span></text:p>
          <draw:enhanced-geometry svg:viewBox="0 0 21600 21600" draw:type="rectangle" draw:enhanced-path="M 0 0 L 21600 0 21600 21600 0 21600 0 0 Z N"/>
        </draw:custom-shape>
      </draw:page>
      <draw:page draw:name="page7" draw:style-name="dp1" draw:master-page-name="Default">
        <draw:custom-shape draw:style-name="gr1" draw:text-style-name="P1" draw:layer="layout" svg:width="12.7cm" svg:height="12.7cm" svg:x="2.905cm" svg:y="2.587cm">
          <text:p/>
          <draw:enhanced-geometry svg:viewBox="0 0 21600 21600" draw:type="rectangle" draw:enhanced-path="M 0 0 L 21600 0 21600 21600 0 21600 0 0 Z N"/>
        </draw:custom-shape>
        <draw:custom-shape draw:style-name="gr54" draw:text-style-name="P14" draw:layer="layout" svg:width="2.54cm" svg:height="2.54cm" svg:x="11.795cm" svg:y="11.477cm">
          <text:p text:style-name="P12"><text:span text:style-name="T1">❌</text:span></text:p>
          <draw:enhanced-geometry svg:viewBox="0 0 21600 21600" draw:type="rectangle" draw:enhanced-path="M 0 0 L 21600 0 21600 21600 0 21600 0 0 Z N"/>
        </draw:custom-shape>
        <draw:line draw:style-name="gr4" draw:text-style-name="P5" draw:layer="layout" svg:x1="6.715cm" svg:y1="3.54cm" svg:x2="11.795cm" svg:y2="3.54cm">
          <text:p text:style-name="P4">CC3</text:p>
          <text:p text:style-name="P4"/>
        </draw:line>
        <draw:line draw:style-name="gr4" draw:text-style-name="P5" draw:layer="layout" svg:x1="9.255cm" svg:y1="14.335cm" svg:x2="14.335cm" svg:y2="14.335cm">
          <text:p text:style-name="P4"/>
          <text:p text:style-name="P4">CC2</text:p>
        </draw:line>
        <draw:line draw:style-name="gr4" draw:text-style-name="P5" draw:layer="layout" svg:x1="3.657cm" svg:y1="11.477cm" svg:x2="3.657cm" svg:y2="6.397cm">
          <text:p text:style-name="P4">CC1</text:p>
          <text:p text:style-name="P4"/>
        </draw:line>
        <draw:line draw:style-name="gr4" draw:text-style-name="P5" draw:layer="layout" svg:x1="14.852cm" svg:y1="14.017cm" svg:x2="14.852cm" svg:y2="8.937cm">
          <text:p text:style-name="P4"/>
          <text:p text:style-name="P4">CC0</text:p>
        </draw:line>
        <draw:custom-shape draw:style-name="gr55" draw:text-style-name="P14" draw:layer="layout" svg:width="2.54cm" svg:height="2.54cm" svg:x="9.255cm" svg:y="11.477cm">
          <text:p text:style-name="P12"><text:span text:style-name="T1">❌</text:span></text:p>
          <draw:enhanced-geometry svg:viewBox="0 0 21600 21600" draw:type="rectangle" draw:enhanced-path="M 0 0 L 21600 0 21600 21600 0 21600 0 0 Z N"/>
        </draw:custom-shape>
        <draw:custom-shape draw:style-name="gr56" draw:text-style-name="P14" draw:layer="layout" svg:width="2.54cm" svg:height="2.54cm" svg:x="9.255cm" svg:y="8.937cm">
          <text:p text:style-name="P12"><text:span text:style-name="T1">❌</text:span></text:p>
          <draw:enhanced-geometry svg:viewBox="0 0 21600 21600" draw:type="rectangle" draw:enhanced-path="M 0 0 L 21600 0 21600 21600 0 21600 0 0 Z N"/>
        </draw:custom-shape>
        <draw:custom-shape draw:style-name="gr57" draw:text-style-name="P14" draw:layer="layout" svg:width="2.54cm" svg:height="2.54cm" svg:x="6.715cm" svg:y="8.937cm">
          <text:p text:style-name="P12"><text:span text:style-name="T1">❌</text:span></text:p>
          <draw:enhanced-geometry svg:viewBox="0 0 21600 21600" draw:type="rectangle" draw:enhanced-path="M 0 0 L 21600 0 21600 21600 0 21600 0 0 Z N"/>
        </draw:custom-shape>
        <draw:custom-shape draw:style-name="gr58" draw:text-style-name="P14" draw:layer="layout" svg:width="2.54cm" svg:height="2.54cm" svg:x="9.255cm" svg:y="3.857cm">
          <text:p text:style-name="P12"><text:span text:style-name="T1">❌</text:span></text:p>
          <draw:enhanced-geometry svg:viewBox="0 0 21600 21600" draw:type="rectangle" draw:enhanced-path="M 0 0 L 21600 0 21600 21600 0 21600 0 0 Z N"/>
        </draw:custom-shape>
        <draw:custom-shape draw:style-name="gr59" draw:text-style-name="P14" draw:layer="layout" svg:width="2.54cm" svg:height="2.54cm" svg:x="6.715cm" svg:y="6.397cm">
          <text:p text:style-name="P12"><text:span text:style-name="T1">❌</text:span></text:p>
          <draw:enhanced-geometry svg:viewBox="0 0 21600 21600" draw:type="rectangle" draw:enhanced-path="M 0 0 L 21600 0 21600 21600 0 21600 0 0 Z N"/>
        </draw:custom-shape>
        <draw:custom-shape draw:style-name="gr60" draw:text-style-name="P14" draw:layer="layout" svg:width="2.54cm" svg:height="2.54cm" svg:x="11.795cm" svg:y="3.857cm">
          <text:p text:style-name="P12"><text:span text:style-name="T1">❌</text:span></text:p>
          <draw:enhanced-geometry svg:viewBox="0 0 21600 21600" draw:type="rectangle" draw:enhanced-path="M 0 0 L 21600 0 21600 21600 0 21600 0 0 Z N"/>
        </draw:custom-shape>
        <draw:custom-shape draw:style-name="gr61" draw:text-style-name="P14" draw:layer="layout" svg:width="2.54cm" svg:height="2.54cm" svg:x="9.255cm" svg:y="6.397cm">
          <text:p text:style-name="P12"><text:span text:style-name="T1">❌</text:span></text:p>
          <draw:enhanced-geometry svg:viewBox="0 0 21600 21600" draw:type="rectangle" draw:enhanced-path="M 0 0 L 21600 0 21600 21600 0 21600 0 0 Z N"/>
        </draw:custom-shape>
        <draw:custom-shape draw:style-name="gr49" draw:text-style-name="P17" draw:layer="layout" svg:width="2.54cm" svg:height="2.54cm" svg:x="4.175cm" svg:y="8.937cm">
          <text:p text:style-name="P15"><text:span text:style-name="T2">✅</text:span></text:p>
          <draw:enhanced-geometry svg:viewBox="0 0 21600 21600" draw:type="rectangle" draw:enhanced-path="M 0 0 L 21600 0 21600 21600 0 21600 0 0 Z N"/>
        </draw:custom-shape>
        <draw:custom-shape draw:style-name="gr49" draw:text-style-name="P17" draw:layer="layout" svg:width="2.54cm" svg:height="2.54cm" svg:x="4.175cm" svg:y="6.397cm">
          <text:p text:style-name="P15"><text:span text:style-name="T2">✅</text:span></text:p>
          <draw:enhanced-geometry svg:viewBox="0 0 21600 21600" draw:type="rectangle" draw:enhanced-path="M 0 0 L 21600 0 21600 21600 0 21600 0 0 Z N"/>
        </draw:custom-shape>
        <draw:custom-shape draw:style-name="gr62" draw:text-style-name="P14" draw:layer="layout" svg:width="2.54cm" svg:height="2.54cm" svg:x="4.175cm" svg:y="3.857cm">
          <text:p text:style-name="P12"><text:span text:style-name="T1">❌</text:span></text:p>
          <draw:enhanced-geometry svg:viewBox="0 0 21600 21600" draw:type="rectangle" draw:enhanced-path="M 0 0 L 21600 0 21600 21600 0 21600 0 0 Z N"/>
        </draw:custom-shape>
        <draw:custom-shape draw:style-name="gr63" draw:text-style-name="P14" draw:layer="layout" svg:width="2.54cm" svg:height="2.54cm" svg:x="6.715cm" svg:y="3.857cm">
          <text:p text:style-name="P12"><text:span text:style-name="T1">❌</text:span></text:p>
          <draw:enhanced-geometry svg:viewBox="0 0 21600 21600" draw:type="rectangle" draw:enhanced-path="M 0 0 L 21600 0 21600 21600 0 21600 0 0 Z N"/>
        </draw:custom-shape>
        <draw:custom-shape draw:style-name="gr64" draw:text-style-name="P14" draw:layer="layout" svg:width="2.54cm" svg:height="2.54cm" svg:x="4.175cm" svg:y="11.477cm">
          <text:p text:style-name="P12"><text:span text:style-name="T1">❌</text:span></text:p>
          <draw:enhanced-geometry svg:viewBox="0 0 21600 21600" draw:type="rectangle" draw:enhanced-path="M 0 0 L 21600 0 21600 21600 0 21600 0 0 Z N"/>
        </draw:custom-shape>
        <draw:custom-shape draw:style-name="gr65" draw:text-style-name="P14" draw:layer="layout" svg:width="2.54cm" svg:height="2.54cm" svg:x="6.715cm" svg:y="11.477cm">
          <text:p text:style-name="P12"><text:span text:style-name="T1">❌</text:span></text:p>
          <draw:enhanced-geometry svg:viewBox="0 0 21600 21600" draw:type="rectangle" draw:enhanced-path="M 0 0 L 21600 0 21600 21600 0 21600 0 0 Z N"/>
        </draw:custom-shape>
        <draw:custom-shape draw:style-name="gr49" draw:text-style-name="P17" draw:layer="layout" svg:width="2.54cm" svg:height="2.54cm" svg:x="11.795cm" svg:y="8.937cm">
          <text:p text:style-name="P15"><text:span text:style-name="T2">✅</text:span></text:p>
          <draw:enhanced-geometry svg:viewBox="0 0 21600 21600" draw:type="rectangle" draw:enhanced-path="M 0 0 L 21600 0 21600 21600 0 21600 0 0 Z N"/>
        </draw:custom-shape>
        <draw:custom-shape draw:style-name="gr49" draw:text-style-name="P17" draw:layer="layout" svg:width="2.54cm" svg:height="2.54cm" svg:x="11.795cm" svg:y="6.397cm">
          <text:p text:style-name="P15"><text:span text:style-name="T2">✅</text:span></text:p>
          <draw:enhanced-geometry svg:viewBox="0 0 21600 21600" draw:type="rectangle" draw:enhanced-path="M 0 0 L 21600 0 21600 21600 0 21600 0 0 Z N"/>
        </draw:custom-shape>
        <draw:custom-shape draw:style-name="gr66" draw:text-style-name="P5" draw:layer="layout" svg:width="3.175cm" svg:height="5.715cm" svg:x="3.857cm" svg:y="6.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6" draw:text-style-name="P5" draw:layer="layout" svg:width="3.175cm" svg:height="5.715cm" svg:x="11.477cm" svg:y="6.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age>
      <draw:page draw:name="page8" draw:style-name="dp1" draw:master-page-name="Default">
        <draw:custom-shape draw:style-name="gr1" draw:text-style-name="P1" draw:layer="layout" svg:width="12.7cm" svg:height="12.7cm" svg:x="2.905cm" svg:y="2.587cm">
          <text:p/>
          <draw:enhanced-geometry svg:viewBox="0 0 21600 21600" draw:type="rectangle" draw:enhanced-path="M 0 0 L 21600 0 21600 21600 0 21600 0 0 Z N"/>
        </draw:custom-shape>
        <draw:custom-shape draw:style-name="gr67" draw:text-style-name="P14" draw:layer="layout" svg:width="2.54cm" svg:height="2.54cm" svg:x="11.795cm" svg:y="11.477cm">
          <text:p text:style-name="P12"><text:span text:style-name="T1">❌</text:span></text:p>
          <draw:enhanced-geometry svg:viewBox="0 0 21600 21600" draw:type="rectangle" draw:enhanced-path="M 0 0 L 21600 0 21600 21600 0 21600 0 0 Z N"/>
        </draw:custom-shape>
        <draw:line draw:style-name="gr4" draw:text-style-name="P5" draw:layer="layout" svg:x1="6.715cm" svg:y1="3.54cm" svg:x2="11.795cm" svg:y2="3.54cm">
          <text:p text:style-name="P4">CC3</text:p>
          <text:p text:style-name="P4"/>
        </draw:line>
        <draw:line draw:style-name="gr4" draw:text-style-name="P5" draw:layer="layout" svg:x1="9.255cm" svg:y1="14.335cm" svg:x2="14.335cm" svg:y2="14.335cm">
          <text:p text:style-name="P4"/>
          <text:p text:style-name="P4">CC2</text:p>
        </draw:line>
        <draw:line draw:style-name="gr4" draw:text-style-name="P5" draw:layer="layout" svg:x1="3.857cm" svg:y1="11.477cm" svg:x2="3.857cm" svg:y2="6.397cm">
          <text:p text:style-name="P4">CC1</text:p>
          <text:p text:style-name="P4"/>
        </draw:line>
        <draw:line draw:style-name="gr4" draw:text-style-name="P5" draw:layer="layout" svg:x1="14.652cm" svg:y1="14.017cm" svg:x2="14.652cm" svg:y2="8.937cm">
          <text:p text:style-name="P4"/>
          <text:p text:style-name="P4">CC0</text:p>
        </draw:line>
        <draw:custom-shape draw:style-name="gr68" draw:text-style-name="P14" draw:layer="layout" svg:width="2.54cm" svg:height="2.54cm" svg:x="9.255cm" svg:y="11.477cm">
          <text:p text:style-name="P12"><text:span text:style-name="T1">❌</text:span></text:p>
          <draw:enhanced-geometry svg:viewBox="0 0 21600 21600" draw:type="rectangle" draw:enhanced-path="M 0 0 L 21600 0 21600 21600 0 21600 0 0 Z N"/>
        </draw:custom-shape>
        <draw:custom-shape draw:style-name="gr69" draw:text-style-name="P14" draw:layer="layout" svg:width="2.54cm" svg:height="2.54cm" svg:x="9.255cm" svg:y="8.937cm">
          <text:p text:style-name="P12"><text:span text:style-name="T1">❌</text:span></text:p>
          <draw:enhanced-geometry svg:viewBox="0 0 21600 21600" draw:type="rectangle" draw:enhanced-path="M 0 0 L 21600 0 21600 21600 0 21600 0 0 Z N"/>
        </draw:custom-shape>
        <draw:custom-shape draw:style-name="gr70" draw:text-style-name="P14" draw:layer="layout" svg:width="2.54cm" svg:height="2.54cm" svg:x="6.715cm" svg:y="8.937cm">
          <text:p text:style-name="P12"><text:span text:style-name="T1">❌</text:span></text:p>
          <draw:enhanced-geometry svg:viewBox="0 0 21600 21600" draw:type="rectangle" draw:enhanced-path="M 0 0 L 21600 0 21600 21600 0 21600 0 0 Z N"/>
        </draw:custom-shape>
        <draw:custom-shape draw:style-name="gr71" draw:text-style-name="P14" draw:layer="layout" svg:width="2.54cm" svg:height="2.54cm" svg:x="9.255cm" svg:y="3.857cm">
          <text:p text:style-name="P12"><text:span text:style-name="T1">❌</text:span></text:p>
          <draw:enhanced-geometry svg:viewBox="0 0 21600 21600" draw:type="rectangle" draw:enhanced-path="M 0 0 L 21600 0 21600 21600 0 21600 0 0 Z N"/>
        </draw:custom-shape>
        <draw:custom-shape draw:style-name="gr72" draw:text-style-name="P14" draw:layer="layout" svg:width="2.54cm" svg:height="2.54cm" svg:x="6.715cm" svg:y="6.397cm">
          <text:p text:style-name="P12"><text:span text:style-name="T1">❌</text:span></text:p>
          <draw:enhanced-geometry svg:viewBox="0 0 21600 21600" draw:type="rectangle" draw:enhanced-path="M 0 0 L 21600 0 21600 21600 0 21600 0 0 Z N"/>
        </draw:custom-shape>
        <draw:custom-shape draw:style-name="gr73" draw:text-style-name="P14" draw:layer="layout" svg:width="2.54cm" svg:height="2.54cm" svg:x="11.795cm" svg:y="3.857cm">
          <text:p text:style-name="P12"><text:span text:style-name="T1">❌</text:span></text:p>
          <draw:enhanced-geometry svg:viewBox="0 0 21600 21600" draw:type="rectangle" draw:enhanced-path="M 0 0 L 21600 0 21600 21600 0 21600 0 0 Z N"/>
        </draw:custom-shape>
        <draw:custom-shape draw:style-name="gr74" draw:text-style-name="P14" draw:layer="layout" svg:width="2.54cm" svg:height="2.54cm" svg:x="9.255cm" svg:y="6.397cm">
          <text:p text:style-name="P12"><text:span text:style-name="T1">❌</text:span></text:p>
          <draw:enhanced-geometry svg:viewBox="0 0 21600 21600" draw:type="rectangle" draw:enhanced-path="M 0 0 L 21600 0 21600 21600 0 21600 0 0 Z N"/>
        </draw:custom-shape>
        <draw:custom-shape draw:style-name="gr49" draw:text-style-name="P17" draw:layer="layout" svg:width="2.54cm" svg:height="2.54cm" svg:x="4.175cm" svg:y="8.937cm">
          <text:p text:style-name="P15"><text:span text:style-name="T2">✅</text:span></text:p>
          <draw:enhanced-geometry svg:viewBox="0 0 21600 21600" draw:type="rectangle" draw:enhanced-path="M 0 0 L 21600 0 21600 21600 0 21600 0 0 Z N"/>
        </draw:custom-shape>
        <draw:custom-shape draw:style-name="gr49" draw:text-style-name="P17" draw:layer="layout" svg:width="2.54cm" svg:height="2.54cm" svg:x="4.175cm" svg:y="6.397cm">
          <text:p text:style-name="P15"><text:span text:style-name="T2">✅</text:span></text:p>
          <draw:enhanced-geometry svg:viewBox="0 0 21600 21600" draw:type="rectangle" draw:enhanced-path="M 0 0 L 21600 0 21600 21600 0 21600 0 0 Z N"/>
        </draw:custom-shape>
        <draw:custom-shape draw:style-name="gr75" draw:text-style-name="P14" draw:layer="layout" svg:width="2.54cm" svg:height="2.54cm" svg:x="4.175cm" svg:y="3.857cm">
          <text:p text:style-name="P12"><text:span text:style-name="T1">❌</text:span></text:p>
          <draw:enhanced-geometry svg:viewBox="0 0 21600 21600" draw:type="rectangle" draw:enhanced-path="M 0 0 L 21600 0 21600 21600 0 21600 0 0 Z N"/>
        </draw:custom-shape>
        <draw:custom-shape draw:style-name="gr76" draw:text-style-name="P14" draw:layer="layout" svg:width="2.54cm" svg:height="2.54cm" svg:x="6.715cm" svg:y="3.857cm">
          <text:p text:style-name="P12"><text:span text:style-name="T1">❌</text:span></text:p>
          <draw:enhanced-geometry svg:viewBox="0 0 21600 21600" draw:type="rectangle" draw:enhanced-path="M 0 0 L 21600 0 21600 21600 0 21600 0 0 Z N"/>
        </draw:custom-shape>
        <draw:custom-shape draw:style-name="gr77" draw:text-style-name="P14" draw:layer="layout" svg:width="2.54cm" svg:height="2.54cm" svg:x="4.175cm" svg:y="11.477cm">
          <text:p text:style-name="P12"><text:span text:style-name="T1">❌</text:span></text:p>
          <draw:enhanced-geometry svg:viewBox="0 0 21600 21600" draw:type="rectangle" draw:enhanced-path="M 0 0 L 21600 0 21600 21600 0 21600 0 0 Z N"/>
        </draw:custom-shape>
        <draw:custom-shape draw:style-name="gr78" draw:text-style-name="P14" draw:layer="layout" svg:width="2.54cm" svg:height="2.54cm" svg:x="6.715cm" svg:y="11.477cm">
          <text:p text:style-name="P12"><text:span text:style-name="T1">❌</text:span></text:p>
          <draw:enhanced-geometry svg:viewBox="0 0 21600 21600" draw:type="rectangle" draw:enhanced-path="M 0 0 L 21600 0 21600 21600 0 21600 0 0 Z N"/>
        </draw:custom-shape>
        <draw:custom-shape draw:style-name="gr49" draw:text-style-name="P17" draw:layer="layout" svg:width="2.54cm" svg:height="2.54cm" svg:x="11.795cm" svg:y="8.937cm">
          <text:p text:style-name="P15"><text:span text:style-name="T2">✅</text:span></text:p>
          <draw:enhanced-geometry svg:viewBox="0 0 21600 21600" draw:type="rectangle" draw:enhanced-path="M 0 0 L 21600 0 21600 21600 0 21600 0 0 Z N"/>
        </draw:custom-shape>
        <draw:custom-shape draw:style-name="gr49" draw:text-style-name="P17" draw:layer="layout" svg:width="2.54cm" svg:height="2.54cm" svg:x="11.795cm" svg:y="6.397cm">
          <text:p text:style-name="P15"><text:span text:style-name="T2">✅</text:span></text:p>
          <draw:enhanced-geometry svg:viewBox="0 0 21600 21600" draw:type="rectangle" draw:enhanced-path="M 0 0 L 21600 0 21600 21600 0 21600 0 0 Z N"/>
        </draw:custom-shape>
        <draw:path draw:style-name="gr79" draw:text-style-name="P18" draw:layer="layout" svg:width="3.581cm" svg:height="5.927cm" svg:x="3.556cm" svg:y="5.973cm" svg:viewBox="0 0 3582 5928" svg:d="M0 5715c12 1 24 1 36 1h2752c51 0 102-7 151-20s96-32 140-58 85-57 121-92c35-36 66-77 92-121s45-91 58-140 20-100 20-151v-4340c0-51-7-102-20-151s-32-96-58-140-57-85-92-121c-36-35-77-66-121-92s-91-45-140-58-100-20-151-20h-2752c-12 0-24 0-36 1v-212c12-1 24-1 36-1h2752c70 0 139 9 206 27 66 18 131 45 191 79 60 35 116 78 164 127 49 48 92 104 127 164 34 60 61 125 79 191 18 67 27 135 27 204v1 1 4340c0 70-9 139-27 206-18 66-45 131-79 191-35 60-78 116-127 164-48 49-104 92-164 127-60 34-125 61-191 79-67 18-136 27-206 27h-2752c-12 0-24 0-36-1z">
          <text:p/>
        </draw:path>
        <draw:path draw:style-name="gr80" draw:text-style-name="P18" draw:layer="layout" svg:width="3.598cm" svg:height="5.927cm" svg:x="11.37cm" svg:y="5.973cm" svg:viewBox="0 0 3599 5928" svg:d="M3599 212h-2752c-56 0-111 7-164 22-54 14-105 35-153 63-49 28-93 62-132 101s-73 83-101 131c-28 49-49 100-63 154-15 53-22 108-22 164v4233 1c0 56 7 111 22 164 14 54 35 105 63 154 28 48 62 92 101 131s83 73 132 101c48 28 99 49 153 63 53 15 108 22 164 22l2752-1v212l-2752 1c-74 0-148-10-219-29s-140-47-204-84c-65-38-124-83-176-135s-97-111-135-175c-37-65-65-134-84-205s-29-145-29-219v-1-4233c0-74 10-148 29-219s47-140 84-205c38-64 83-123 135-175s111-97 176-135c64-37 133-65 204-84s145-29 219-29h2752z">
          <text:p/>
        </draw:path>
      </draw:page>
      <draw:page draw:name="page9" draw:style-name="dp1" draw:master-page-name="Default">
        <draw:custom-shape draw:style-name="gr81" draw:text-style-name="P1" draw:layer="layout" svg:width="13.335cm" svg:height="13.335cm" svg:x="2.905cm" svg:y="2.587cm">
          <text:p/>
          <draw:enhanced-geometry svg:viewBox="0 0 21600 21600" draw:type="rectangle" draw:enhanced-path="M 0 0 L 21600 0 21600 21600 0 21600 0 0 Z N"/>
        </draw:custom-shape>
        <draw:custom-shape draw:style-name="gr82" draw:text-style-name="P14" draw:layer="layout" svg:width="2.54cm" svg:height="2.54cm" svg:x="4.175cm" svg:y="6.397cm">
          <text:p text:style-name="P12"><text:span text:style-name="T1">❌</text:span></text:p>
          <draw:enhanced-geometry svg:viewBox="0 0 21600 21600" draw:type="rectangle" draw:enhanced-path="M 0 0 L 21600 0 21600 21600 0 21600 0 0 Z N"/>
        </draw:custom-shape>
        <draw:line draw:style-name="gr4" draw:text-style-name="P5" draw:layer="layout" svg:x1="6.715cm" svg:y1="3.54cm" svg:x2="11.795cm" svg:y2="3.54cm">
          <text:p text:style-name="P4">CC3</text:p>
          <text:p text:style-name="P4"/>
        </draw:line>
        <draw:line draw:style-name="gr4" draw:text-style-name="P5" draw:layer="layout" svg:x1="9.255cm" svg:y1="15.235cm" svg:x2="14.335cm" svg:y2="15.235cm">
          <text:p text:style-name="P4"/>
          <text:p text:style-name="P4">CC2</text:p>
        </draw:line>
        <draw:line draw:style-name="gr4" draw:text-style-name="P5" draw:layer="layout" svg:x1="3.857cm" svg:y1="11.477cm" svg:x2="3.857cm" svg:y2="6.397cm">
          <text:p text:style-name="P4">CC1</text:p>
          <text:p text:style-name="P4"/>
        </draw:line>
        <draw:line draw:style-name="gr4" draw:text-style-name="P5" draw:layer="layout" svg:x1="15.352cm" svg:y1="14.017cm" svg:x2="15.352cm" svg:y2="8.937cm">
          <text:p text:style-name="P4"/>
          <text:p text:style-name="P4">CC0</text:p>
        </draw:line>
        <draw:custom-shape draw:style-name="gr83" draw:text-style-name="P14" draw:layer="layout" svg:width="2.54cm" svg:height="2.54cm" svg:x="4.175cm" svg:y="8.937cm">
          <text:p text:style-name="P12"><text:span text:style-name="T1">❌</text:span></text:p>
          <draw:enhanced-geometry svg:viewBox="0 0 21600 21600" draw:type="rectangle" draw:enhanced-path="M 0 0 L 21600 0 21600 21600 0 21600 0 0 Z N"/>
        </draw:custom-shape>
        <draw:custom-shape draw:style-name="gr84" draw:text-style-name="P14" draw:layer="layout" svg:width="2.54cm" svg:height="2.54cm" svg:x="6.715cm" svg:y="8.937cm">
          <text:p text:style-name="P12"><text:span text:style-name="T1">❌</text:span></text:p>
          <draw:enhanced-geometry svg:viewBox="0 0 21600 21600" draw:type="rectangle" draw:enhanced-path="M 0 0 L 21600 0 21600 21600 0 21600 0 0 Z N"/>
        </draw:custom-shape>
        <draw:custom-shape draw:style-name="gr85" draw:text-style-name="P14" draw:layer="layout" svg:width="2.54cm" svg:height="2.54cm" svg:x="9.255cm" svg:y="3.857cm">
          <text:p text:style-name="P12"><text:span text:style-name="T1">❌</text:span></text:p>
          <draw:enhanced-geometry svg:viewBox="0 0 21600 21600" draw:type="rectangle" draw:enhanced-path="M 0 0 L 21600 0 21600 21600 0 21600 0 0 Z N"/>
        </draw:custom-shape>
        <draw:custom-shape draw:style-name="gr86" draw:text-style-name="P14" draw:layer="layout" svg:width="2.54cm" svg:height="2.54cm" svg:x="6.715cm" svg:y="6.397cm">
          <text:p text:style-name="P12"><text:span text:style-name="T1">❌</text:span></text:p>
          <draw:enhanced-geometry svg:viewBox="0 0 21600 21600" draw:type="rectangle" draw:enhanced-path="M 0 0 L 21600 0 21600 21600 0 21600 0 0 Z N"/>
        </draw:custom-shape>
        <draw:custom-shape draw:style-name="gr87" draw:text-style-name="P14" draw:layer="layout" svg:width="2.54cm" svg:height="2.54cm" svg:x="11.795cm" svg:y="8.937cm">
          <text:p text:style-name="P12"><text:span text:style-name="T1">❌</text:span></text:p>
          <draw:enhanced-geometry svg:viewBox="0 0 21600 21600" draw:type="rectangle" draw:enhanced-path="M 0 0 L 21600 0 21600 21600 0 21600 0 0 Z N"/>
        </draw:custom-shape>
        <draw:custom-shape draw:style-name="gr88" draw:text-style-name="P14" draw:layer="layout" svg:width="2.54cm" svg:height="2.54cm" svg:x="9.255cm" svg:y="6.397cm">
          <text:p text:style-name="P12"><text:span text:style-name="T1">❌</text:span></text:p>
          <draw:enhanced-geometry svg:viewBox="0 0 21600 21600" draw:type="rectangle" draw:enhanced-path="M 0 0 L 21600 0 21600 21600 0 21600 0 0 Z N"/>
        </draw:custom-shape>
        <draw:custom-shape draw:style-name="gr89" draw:text-style-name="P19" draw:layer="layout" svg:width="2.54cm" svg:height="2.54cm" svg:x="9.255cm" svg:y="8.937cm">
          <text:p text:style-name="P15"><text:span text:style-name="T2">✅</text:span></text:p>
          <draw:enhanced-geometry svg:viewBox="0 0 21600 21600" draw:type="rectangle" draw:enhanced-path="M 0 0 L 21600 0 21600 21600 0 21600 0 0 Z N"/>
        </draw:custom-shape>
        <draw:custom-shape draw:style-name="gr89" draw:text-style-name="P19" draw:layer="layout" svg:width="2.54cm" svg:height="2.54cm" svg:x="9.255cm" svg:y="11.477cm">
          <text:p text:style-name="P15"><text:span text:style-name="T2">✅</text:span></text:p>
          <draw:enhanced-geometry svg:viewBox="0 0 21600 21600" draw:type="rectangle" draw:enhanced-path="M 0 0 L 21600 0 21600 21600 0 21600 0 0 Z N"/>
        </draw:custom-shape>
        <draw:custom-shape draw:style-name="gr90" draw:text-style-name="P14" draw:layer="layout" svg:width="2.54cm" svg:height="2.54cm" svg:x="4.175cm" svg:y="3.857cm">
          <text:p text:style-name="P12"><text:span text:style-name="T1">❌</text:span></text:p>
          <draw:enhanced-geometry svg:viewBox="0 0 21600 21600" draw:type="rectangle" draw:enhanced-path="M 0 0 L 21600 0 21600 21600 0 21600 0 0 Z N"/>
        </draw:custom-shape>
        <draw:custom-shape draw:style-name="gr91" draw:text-style-name="P14" draw:layer="layout" svg:width="2.54cm" svg:height="2.54cm" svg:x="6.715cm" svg:y="3.857cm">
          <text:p text:style-name="P12"><text:span text:style-name="T1">❌</text:span></text:p>
          <draw:enhanced-geometry svg:viewBox="0 0 21600 21600" draw:type="rectangle" draw:enhanced-path="M 0 0 L 21600 0 21600 21600 0 21600 0 0 Z N"/>
        </draw:custom-shape>
        <draw:custom-shape draw:style-name="gr92" draw:text-style-name="P14" draw:layer="layout" svg:width="2.54cm" svg:height="2.54cm" svg:x="4.175cm" svg:y="11.477cm">
          <text:p text:style-name="P12"><text:span text:style-name="T1">❌</text:span></text:p>
          <draw:enhanced-geometry svg:viewBox="0 0 21600 21600" draw:type="rectangle" draw:enhanced-path="M 0 0 L 21600 0 21600 21600 0 21600 0 0 Z N"/>
        </draw:custom-shape>
        <draw:custom-shape draw:style-name="gr93" draw:text-style-name="P14" draw:layer="layout" svg:width="2.54cm" svg:height="2.54cm" svg:x="6.715cm" svg:y="11.477cm">
          <text:p text:style-name="P12"><text:span text:style-name="T1">❌</text:span></text:p>
          <draw:enhanced-geometry svg:viewBox="0 0 21600 21600" draw:type="rectangle" draw:enhanced-path="M 0 0 L 21600 0 21600 21600 0 21600 0 0 Z N"/>
        </draw:custom-shape>
        <draw:custom-shape draw:style-name="gr89" draw:text-style-name="P19" draw:layer="layout" svg:width="2.54cm" svg:height="2.54cm" svg:x="11.795cm" svg:y="11.477cm">
          <text:p text:style-name="P15"><text:span text:style-name="T2">✅</text:span></text:p>
          <draw:enhanced-geometry svg:viewBox="0 0 21600 21600" draw:type="rectangle" draw:enhanced-path="M 0 0 L 21600 0 21600 21600 0 21600 0 0 Z N"/>
        </draw:custom-shape>
        <draw:custom-shape draw:style-name="gr89" draw:text-style-name="P19" draw:layer="layout" svg:width="2.54cm" svg:height="2.54cm" svg:x="11.795cm" svg:y="3.857cm">
          <text:p text:style-name="P15"><text:span text:style-name="T2">✅</text:span></text:p>
          <draw:enhanced-geometry svg:viewBox="0 0 21600 21600" draw:type="rectangle" draw:enhanced-path="M 0 0 L 21600 0 21600 21600 0 21600 0 0 Z N"/>
        </draw:custom-shape>
        <draw:custom-shape draw:style-name="gr94" draw:text-style-name="P14" draw:layer="layout" svg:width="2.54cm" svg:height="2.54cm" svg:x="11.795cm" svg:y="6.397cm">
          <text:p text:style-name="P12"><text:span text:style-name="T1">❌</text:span></text:p>
          <draw:enhanced-geometry svg:viewBox="0 0 21600 21600" draw:type="rectangle" draw:enhanced-path="M 0 0 L 21600 0 21600 21600 0 21600 0 0 Z N"/>
        </draw:custom-shape>
        <draw:custom-shape draw:style-name="gr95" draw:text-style-name="P5" draw:layer="layout" svg:width="3.175cm" svg:height="5.715cm" svg:x="8.937cm" svg:y="8.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96" draw:text-style-name="P5" draw:layer="layout" svg:width="6.35cm" svg:height="3.81cm" svg:x="8.62cm" svg:y="10.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ath draw:style-name="gr97" draw:text-style-name="P20" draw:layer="layout" svg:width="3.387cm" svg:height="3.916cm" svg:x="11.37cm" svg:y="2.904cm" svg:viewBox="0 0 3388 3917" svg:d="M212 0v3281 1c0 37 5 74 14 109 10 36 24 70 43 102 18 33 41 62 67 88s55 49 88 67c32 19 66 33 102 43 35 9 72 14 109 14h2117 1c37 0 74-5 109-14 36-10 70-24 102-43 33-18 62-41 88-67s49-55 67-88c19-32 33-66 43-102 9-35 14-72 14-109v-3282h212v3282c0 55-7 111-22 164-14 54-35 105-63 153-28 49-62 93-101 132s-83 73-132 101c-48 28-99 49-153 63-53 15-109 22-164 22h-1-2117c-55 0-111-7-164-22-54-14-105-35-153-63-49-28-93-62-132-101s-73-83-101-132c-28-48-49-99-63-153-15-53-22-109-22-164v-1-3281z">
          <text:p/>
        </draw:path>
        <draw:path draw:style-name="gr97" draw:text-style-name="P20" draw:layer="layout" svg:width="3.387cm" svg:height="3.915cm" svg:x="11.37cm" svg:y="11.053cm" svg:viewBox="0 0 3388 3916" svg:d="M3176 3916v-3281c0-37-5-74-14-109-10-36-24-70-43-102-18-33-41-62-67-88s-55-49-88-67c-32-19-66-33-102-43-35-9-72-14-109-14h-2118c-37 0-74 5-109 14-36 10-70 24-102 43-33 18-62 41-88 67s-49 55-67 88c-19 32-33 66-43 102-9 35-14 72-14 109v3281h-212v-3281c0-55 7-111 22-164 14-54 35-105 63-153 28-49 62-93 101-132s83-73 132-101c48-28 99-49 153-63 53-15 108-22 164-22h2118c55 0 111 7 164 22 54 14 105 35 153 63 49 28 93 62 132 101s73 83 101 132c28 48 49 99 63 153 15 53 22 108 22 164v3281z">
          <text:p/>
        </draw:path>
      </draw:page>
      <draw:page draw:name="page10" draw:style-name="dp1" draw:master-page-name="Default">
        <draw:custom-shape draw:style-name="gr1" draw:text-style-name="P1" draw:layer="layout" svg:width="12.7cm" svg:height="12.7cm" svg:x="2.905cm" svg:y="2.587cm">
          <text:p/>
          <draw:enhanced-geometry svg:viewBox="0 0 21600 21600" draw:type="rectangle" draw:enhanced-path="M 0 0 L 21600 0 21600 21600 0 21600 0 0 Z N"/>
        </draw:custom-shape>
        <draw:custom-shape draw:style-name="gr98" draw:text-style-name="P21" draw:layer="layout" svg:width="2.54cm" svg:height="2.54cm" svg:x="4.175cm" svg:y="3.857cm">
          <text:p text:style-name="P15"><text:span text:style-name="T2">✅</text:span></text:p>
          <draw:enhanced-geometry svg:viewBox="0 0 21600 21600" draw:type="rectangle" draw:enhanced-path="M 0 0 L 21600 0 21600 21600 0 21600 0 0 Z N"/>
        </draw:custom-shape>
        <draw:custom-shape draw:style-name="gr99" draw:text-style-name="P14" draw:layer="layout" svg:width="2.54cm" svg:height="2.54cm" svg:x="11.795cm" svg:y="11.477cm">
          <text:p text:style-name="P12"><text:span text:style-name="T1">❌</text:span></text:p>
          <draw:enhanced-geometry svg:viewBox="0 0 21600 21600" draw:type="rectangle" draw:enhanced-path="M 0 0 L 21600 0 21600 21600 0 21600 0 0 Z N"/>
        </draw:custom-shape>
        <draw:line draw:style-name="gr4" draw:text-style-name="P5" draw:layer="layout" svg:x1="6.715cm" svg:y1="3.54cm" svg:x2="11.795cm" svg:y2="3.54cm">
          <text:p text:style-name="P4">CC3</text:p>
          <text:p text:style-name="P4"/>
        </draw:line>
        <draw:line draw:style-name="gr4" draw:text-style-name="P5" draw:layer="layout" svg:x1="9.255cm" svg:y1="14.335cm" svg:x2="14.335cm" svg:y2="14.335cm">
          <text:p text:style-name="P4"/>
          <text:p text:style-name="P4">CC2</text:p>
        </draw:line>
        <draw:line draw:style-name="gr4" draw:text-style-name="P5" draw:layer="layout" svg:x1="3.857cm" svg:y1="11.477cm" svg:x2="3.857cm" svg:y2="6.397cm">
          <text:p text:style-name="P4">CC1</text:p>
          <text:p text:style-name="P4"/>
        </draw:line>
        <draw:line draw:style-name="gr4" draw:text-style-name="P5" draw:layer="layout" svg:x1="14.652cm" svg:y1="14.017cm" svg:x2="14.652cm" svg:y2="8.937cm">
          <text:p text:style-name="P4"/>
          <text:p text:style-name="P4">CC0</text:p>
        </draw:line>
        <draw:custom-shape draw:style-name="gr100" draw:text-style-name="P14" draw:layer="layout" svg:width="2.54cm" svg:height="2.54cm" svg:x="9.255cm" svg:y="11.477cm">
          <text:p text:style-name="P12"><text:span text:style-name="T1">❌</text:span></text:p>
          <draw:enhanced-geometry svg:viewBox="0 0 21600 21600" draw:type="rectangle" draw:enhanced-path="M 0 0 L 21600 0 21600 21600 0 21600 0 0 Z N"/>
        </draw:custom-shape>
        <draw:custom-shape draw:style-name="gr101" draw:text-style-name="P14" draw:layer="layout" svg:width="2.54cm" svg:height="2.54cm" svg:x="11.795cm" svg:y="8.937cm">
          <text:p text:style-name="P12"><text:span text:style-name="T1">❌</text:span></text:p>
          <draw:enhanced-geometry svg:viewBox="0 0 21600 21600" draw:type="rectangle" draw:enhanced-path="M 0 0 L 21600 0 21600 21600 0 21600 0 0 Z N"/>
        </draw:custom-shape>
        <draw:custom-shape draw:style-name="gr102" draw:text-style-name="P14" draw:layer="layout" svg:width="2.54cm" svg:height="2.54cm" svg:x="9.255cm" svg:y="8.937cm">
          <text:p text:style-name="P12"><text:span text:style-name="T1">❌</text:span></text:p>
          <draw:enhanced-geometry svg:viewBox="0 0 21600 21600" draw:type="rectangle" draw:enhanced-path="M 0 0 L 21600 0 21600 21600 0 21600 0 0 Z N"/>
        </draw:custom-shape>
        <draw:custom-shape draw:style-name="gr103" draw:text-style-name="P14" draw:layer="layout" svg:width="2.54cm" svg:height="2.54cm" svg:x="6.715cm" svg:y="6.397cm">
          <text:p text:style-name="P12"><text:span text:style-name="T1">❌</text:span></text:p>
          <draw:enhanced-geometry svg:viewBox="0 0 21600 21600" draw:type="rectangle" draw:enhanced-path="M 0 0 L 21600 0 21600 21600 0 21600 0 0 Z N"/>
        </draw:custom-shape>
        <draw:custom-shape draw:style-name="gr104" draw:text-style-name="P14" draw:layer="layout" svg:width="2.54cm" svg:height="2.54cm" svg:x="4.175cm" svg:y="6.397cm">
          <text:p text:style-name="P12"><text:span text:style-name="T1">❌</text:span></text:p>
          <draw:enhanced-geometry svg:viewBox="0 0 21600 21600" draw:type="rectangle" draw:enhanced-path="M 0 0 L 21600 0 21600 21600 0 21600 0 0 Z N"/>
        </draw:custom-shape>
        <draw:custom-shape draw:style-name="gr105" draw:text-style-name="P14" draw:layer="layout" svg:width="2.54cm" svg:height="2.54cm" svg:x="6.715cm" svg:y="8.937cm">
          <text:p text:style-name="P12"><text:span text:style-name="T1">❌</text:span></text:p>
          <draw:enhanced-geometry svg:viewBox="0 0 21600 21600" draw:type="rectangle" draw:enhanced-path="M 0 0 L 21600 0 21600 21600 0 21600 0 0 Z N"/>
        </draw:custom-shape>
        <draw:custom-shape draw:style-name="gr106" draw:text-style-name="P14" draw:layer="layout" svg:width="2.54cm" svg:height="2.54cm" svg:x="4.175cm" svg:y="8.937cm">
          <text:p text:style-name="P12"><text:span text:style-name="T1">❌</text:span></text:p>
          <draw:enhanced-geometry svg:viewBox="0 0 21600 21600" draw:type="rectangle" draw:enhanced-path="M 0 0 L 21600 0 21600 21600 0 21600 0 0 Z N"/>
        </draw:custom-shape>
        <draw:custom-shape draw:style-name="gr107" draw:text-style-name="P14" draw:layer="layout" svg:width="2.54cm" svg:height="2.54cm" svg:x="11.795cm" svg:y="3.857cm">
          <text:p text:style-name="P12"><text:span text:style-name="T1">❌</text:span></text:p>
          <draw:enhanced-geometry svg:viewBox="0 0 21600 21600" draw:type="rectangle" draw:enhanced-path="M 0 0 L 21600 0 21600 21600 0 21600 0 0 Z N"/>
        </draw:custom-shape>
        <draw:custom-shape draw:style-name="gr108" draw:text-style-name="P14" draw:layer="layout" svg:width="2.54cm" svg:height="2.54cm" svg:x="11.795cm" svg:y="6.397cm">
          <text:p text:style-name="P12"><text:span text:style-name="T1">❌</text:span></text:p>
          <draw:enhanced-geometry svg:viewBox="0 0 21600 21600" draw:type="rectangle" draw:enhanced-path="M 0 0 L 21600 0 21600 21600 0 21600 0 0 Z N"/>
        </draw:custom-shape>
        <draw:custom-shape draw:style-name="gr98" draw:text-style-name="P21" draw:layer="layout" svg:width="2.54cm" svg:height="2.54cm" svg:x="6.715cm" svg:y="3.857cm">
          <text:p text:style-name="P15"><text:span text:style-name="T2">✅</text:span></text:p>
          <draw:enhanced-geometry svg:viewBox="0 0 21600 21600" draw:type="rectangle" draw:enhanced-path="M 0 0 L 21600 0 21600 21600 0 21600 0 0 Z N"/>
        </draw:custom-shape>
        <draw:custom-shape draw:style-name="gr98" draw:text-style-name="P21" draw:layer="layout" svg:width="2.54cm" svg:height="2.54cm" svg:x="4.175cm" svg:y="11.477cm">
          <text:p text:style-name="P15"><text:span text:style-name="T2">✅</text:span></text:p>
          <draw:enhanced-geometry svg:viewBox="0 0 21600 21600" draw:type="rectangle" draw:enhanced-path="M 0 0 L 21600 0 21600 21600 0 21600 0 0 Z N"/>
        </draw:custom-shape>
        <draw:custom-shape draw:style-name="gr98" draw:text-style-name="P21" draw:layer="layout" svg:width="2.54cm" svg:height="2.54cm" svg:x="6.715cm" svg:y="11.477cm">
          <text:p text:style-name="P15"><text:span text:style-name="T2">✅</text:span></text:p>
          <draw:enhanced-geometry svg:viewBox="0 0 21600 21600" draw:type="rectangle" draw:enhanced-path="M 0 0 L 21600 0 21600 21600 0 21600 0 0 Z N"/>
        </draw:custom-shape>
        <draw:custom-shape draw:style-name="gr98" draw:text-style-name="P21" draw:layer="layout" svg:width="2.54cm" svg:height="2.54cm" svg:x="9.255cm" svg:y="3.857cm">
          <text:p text:style-name="P15"><text:span text:style-name="T2">✅</text:span></text:p>
          <draw:enhanced-geometry svg:viewBox="0 0 21600 21600" draw:type="rectangle" draw:enhanced-path="M 0 0 L 21600 0 21600 21600 0 21600 0 0 Z N"/>
        </draw:custom-shape>
        <draw:custom-shape draw:style-name="gr98" draw:text-style-name="P21" draw:layer="layout" svg:width="2.54cm" svg:height="2.54cm" svg:x="9.255cm" svg:y="6.397cm">
          <text:p text:style-name="P15"><text:span text:style-name="T2">✅</text:span></text:p>
          <draw:enhanced-geometry svg:viewBox="0 0 21600 21600" draw:type="rectangle" draw:enhanced-path="M 0 0 L 21600 0 21600 21600 0 21600 0 0 Z N"/>
        </draw:custom-shape>
      </draw:page>
      <draw:page draw:name="page11" draw:style-name="dp1" draw:master-page-name="Default">
        <draw:custom-shape draw:style-name="gr109" draw:text-style-name="P1" draw:layer="layout" svg:width="12.7cm" svg:height="13.335cm" svg:x="2.905cm" svg:y="1.952cm">
          <text:p/>
          <draw:enhanced-geometry svg:viewBox="0 0 21600 21600" draw:type="rectangle" draw:enhanced-path="M 0 0 L 21600 0 21600 21600 0 21600 0 0 Z N"/>
        </draw:custom-shape>
        <draw:custom-shape draw:style-name="gr98" draw:text-style-name="P21" draw:layer="layout" svg:width="2.54cm" svg:height="2.54cm" svg:x="4.175cm" svg:y="3.857cm">
          <text:p text:style-name="P15"><text:span text:style-name="T2">✅</text:span></text:p>
          <draw:enhanced-geometry svg:viewBox="0 0 21600 21600" draw:type="rectangle" draw:enhanced-path="M 0 0 L 21600 0 21600 21600 0 21600 0 0 Z N"/>
        </draw:custom-shape>
        <draw:custom-shape draw:style-name="gr110" draw:text-style-name="P14" draw:layer="layout" svg:width="2.54cm" svg:height="2.54cm" svg:x="11.795cm" svg:y="11.477cm">
          <text:p text:style-name="P12"><text:span text:style-name="T1">❌</text:span></text:p>
          <draw:enhanced-geometry svg:viewBox="0 0 21600 21600" draw:type="rectangle" draw:enhanced-path="M 0 0 L 21600 0 21600 21600 0 21600 0 0 Z N"/>
        </draw:custom-shape>
        <draw:line draw:style-name="gr4" draw:text-style-name="P5" draw:layer="layout" svg:x1="6.715cm" svg:y1="2.64cm" svg:x2="11.795cm" svg:y2="2.64cm">
          <text:p text:style-name="P4">CC3</text:p>
          <text:p text:style-name="P4"/>
        </draw:line>
        <draw:line draw:style-name="gr4" draw:text-style-name="P5" draw:layer="layout" svg:x1="9.255cm" svg:y1="14.335cm" svg:x2="14.335cm" svg:y2="14.335cm">
          <text:p text:style-name="P4"/>
          <text:p text:style-name="P4">CC2</text:p>
        </draw:line>
        <draw:line draw:style-name="gr4" draw:text-style-name="P5" draw:layer="layout" svg:x1="3.857cm" svg:y1="11.477cm" svg:x2="3.857cm" svg:y2="6.397cm">
          <text:p text:style-name="P4">CC1</text:p>
          <text:p text:style-name="P4"/>
        </draw:line>
        <draw:line draw:style-name="gr4" draw:text-style-name="P5" draw:layer="layout" svg:x1="14.652cm" svg:y1="14.017cm" svg:x2="14.652cm" svg:y2="8.937cm">
          <text:p text:style-name="P4"/>
          <text:p text:style-name="P4">CC0</text:p>
        </draw:line>
        <draw:custom-shape draw:style-name="gr111" draw:text-style-name="P14" draw:layer="layout" svg:width="2.54cm" svg:height="2.54cm" svg:x="9.255cm" svg:y="11.477cm">
          <text:p text:style-name="P12"><text:span text:style-name="T1">❌</text:span></text:p>
          <draw:enhanced-geometry svg:viewBox="0 0 21600 21600" draw:type="rectangle" draw:enhanced-path="M 0 0 L 21600 0 21600 21600 0 21600 0 0 Z N"/>
        </draw:custom-shape>
        <draw:custom-shape draw:style-name="gr112" draw:text-style-name="P14" draw:layer="layout" svg:width="2.54cm" svg:height="2.54cm" svg:x="11.795cm" svg:y="8.937cm">
          <text:p text:style-name="P12"><text:span text:style-name="T1">❌</text:span></text:p>
          <draw:enhanced-geometry svg:viewBox="0 0 21600 21600" draw:type="rectangle" draw:enhanced-path="M 0 0 L 21600 0 21600 21600 0 21600 0 0 Z N"/>
        </draw:custom-shape>
        <draw:custom-shape draw:style-name="gr113" draw:text-style-name="P14" draw:layer="layout" svg:width="2.54cm" svg:height="2.54cm" svg:x="9.255cm" svg:y="8.937cm">
          <text:p text:style-name="P12"><text:span text:style-name="T1">❌</text:span></text:p>
          <draw:enhanced-geometry svg:viewBox="0 0 21600 21600" draw:type="rectangle" draw:enhanced-path="M 0 0 L 21600 0 21600 21600 0 21600 0 0 Z N"/>
        </draw:custom-shape>
        <draw:custom-shape draw:style-name="gr114" draw:text-style-name="P14" draw:layer="layout" svg:width="2.54cm" svg:height="2.54cm" svg:x="6.715cm" svg:y="6.397cm">
          <text:p text:style-name="P12"><text:span text:style-name="T1">❌</text:span></text:p>
          <draw:enhanced-geometry svg:viewBox="0 0 21600 21600" draw:type="rectangle" draw:enhanced-path="M 0 0 L 21600 0 21600 21600 0 21600 0 0 Z N"/>
        </draw:custom-shape>
        <draw:custom-shape draw:style-name="gr115" draw:text-style-name="P14" draw:layer="layout" svg:width="2.54cm" svg:height="2.54cm" svg:x="4.175cm" svg:y="6.397cm">
          <text:p text:style-name="P12"><text:span text:style-name="T1">❌</text:span></text:p>
          <draw:enhanced-geometry svg:viewBox="0 0 21600 21600" draw:type="rectangle" draw:enhanced-path="M 0 0 L 21600 0 21600 21600 0 21600 0 0 Z N"/>
        </draw:custom-shape>
        <draw:custom-shape draw:style-name="gr116" draw:text-style-name="P14" draw:layer="layout" svg:width="2.54cm" svg:height="2.54cm" svg:x="6.715cm" svg:y="8.937cm">
          <text:p text:style-name="P12"><text:span text:style-name="T1">❌</text:span></text:p>
          <draw:enhanced-geometry svg:viewBox="0 0 21600 21600" draw:type="rectangle" draw:enhanced-path="M 0 0 L 21600 0 21600 21600 0 21600 0 0 Z N"/>
        </draw:custom-shape>
        <draw:custom-shape draw:style-name="gr117" draw:text-style-name="P14" draw:layer="layout" svg:width="2.54cm" svg:height="2.54cm" svg:x="4.175cm" svg:y="8.937cm">
          <text:p text:style-name="P12"><text:span text:style-name="T1">❌</text:span></text:p>
          <draw:enhanced-geometry svg:viewBox="0 0 21600 21600" draw:type="rectangle" draw:enhanced-path="M 0 0 L 21600 0 21600 21600 0 21600 0 0 Z N"/>
        </draw:custom-shape>
        <draw:custom-shape draw:style-name="gr118" draw:text-style-name="P14" draw:layer="layout" svg:width="2.54cm" svg:height="2.54cm" svg:x="11.795cm" svg:y="3.857cm">
          <text:p text:style-name="P12"><text:span text:style-name="T1">❌</text:span></text:p>
          <draw:enhanced-geometry svg:viewBox="0 0 21600 21600" draw:type="rectangle" draw:enhanced-path="M 0 0 L 21600 0 21600 21600 0 21600 0 0 Z N"/>
        </draw:custom-shape>
        <draw:custom-shape draw:style-name="gr119" draw:text-style-name="P14" draw:layer="layout" svg:width="2.54cm" svg:height="2.54cm" svg:x="11.795cm" svg:y="6.397cm">
          <text:p text:style-name="P12"><text:span text:style-name="T1">❌</text:span></text:p>
          <draw:enhanced-geometry svg:viewBox="0 0 21600 21600" draw:type="rectangle" draw:enhanced-path="M 0 0 L 21600 0 21600 21600 0 21600 0 0 Z N"/>
        </draw:custom-shape>
        <draw:custom-shape draw:style-name="gr98" draw:text-style-name="P21" draw:layer="layout" svg:width="2.54cm" svg:height="2.54cm" svg:x="6.715cm" svg:y="3.857cm">
          <text:p text:style-name="P15"><text:span text:style-name="T2">✅</text:span></text:p>
          <draw:enhanced-geometry svg:viewBox="0 0 21600 21600" draw:type="rectangle" draw:enhanced-path="M 0 0 L 21600 0 21600 21600 0 21600 0 0 Z N"/>
        </draw:custom-shape>
        <draw:custom-shape draw:style-name="gr98" draw:text-style-name="P21" draw:layer="layout" svg:width="2.54cm" svg:height="2.54cm" svg:x="4.175cm" svg:y="11.477cm">
          <text:p text:style-name="P15"><text:span text:style-name="T2">✅</text:span></text:p>
          <draw:enhanced-geometry svg:viewBox="0 0 21600 21600" draw:type="rectangle" draw:enhanced-path="M 0 0 L 21600 0 21600 21600 0 21600 0 0 Z N"/>
        </draw:custom-shape>
        <draw:custom-shape draw:style-name="gr98" draw:text-style-name="P21" draw:layer="layout" svg:width="2.54cm" svg:height="2.54cm" svg:x="6.715cm" svg:y="11.477cm">
          <text:p text:style-name="P15"><text:span text:style-name="T2">✅</text:span></text:p>
          <draw:enhanced-geometry svg:viewBox="0 0 21600 21600" draw:type="rectangle" draw:enhanced-path="M 0 0 L 21600 0 21600 21600 0 21600 0 0 Z N"/>
        </draw:custom-shape>
        <draw:custom-shape draw:style-name="gr98" draw:text-style-name="P21" draw:layer="layout" svg:width="2.54cm" svg:height="2.54cm" svg:x="9.255cm" svg:y="3.857cm">
          <text:p text:style-name="P15"><text:span text:style-name="T2">✅</text:span></text:p>
          <draw:enhanced-geometry svg:viewBox="0 0 21600 21600" draw:type="rectangle" draw:enhanced-path="M 0 0 L 21600 0 21600 21600 0 21600 0 0 Z N"/>
        </draw:custom-shape>
        <draw:custom-shape draw:style-name="gr98" draw:text-style-name="P21" draw:layer="layout" svg:width="2.54cm" svg:height="2.54cm" svg:x="9.255cm" svg:y="6.397cm">
          <text:p text:style-name="P15"><text:span text:style-name="T2">✅</text:span></text:p>
          <draw:enhanced-geometry svg:viewBox="0 0 21600 21600" draw:type="rectangle" draw:enhanced-path="M 0 0 L 21600 0 21600 21600 0 21600 0 0 Z N"/>
        </draw:custom-shape>
        <draw:custom-shape draw:style-name="gr95" draw:text-style-name="P5" draw:layer="layout" svg:width="3.175cm" svg:height="5.715cm" svg:x="8.937cm" svg:y="3.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20" draw:text-style-name="P5" draw:layer="layout" svg:width="6.033cm" svg:height="3.81cm" svg:x="6.397cm" svg:y="3.2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path draw:style-name="gr121" draw:text-style-name="P20" draw:layer="layout" svg:width="5.927cm" svg:height="3.899cm" svg:x="3.75cm" svg:y="2.921cm" svg:viewBox="0 0 5928 3900" svg:d="M212 0v2841c0 75 10 148 29 219 19 72 47 140 84 205 38 64 83 123 135 175s111 97 175 135c65 37 133 65 205 84 71 19 144 29 219 29l3810-1c5 0 9 0 14 1 69-1 139-11 205-29 72-19 140-47 205-84 64-38 123-83 175-135s97-111 135-175c37-65 65-133 84-205 19-71 29-144 29-219l-1-2841h212l1 2841c0 93-12 185-36 274s-59 175-106 256c-46 80-103 154-168 219s-139 122-219 168c-81 47-167 82-256 106s-181 36-274 36c-5 0-9 0-14-1l-3796 1c-93 0-185-12-274-36s-175-59-256-106c-80-46-154-103-219-168s-122-139-168-219c-47-81-82-167-106-256s-36-181-36-274v-2841z">
          <text:p/>
        </draw:path>
        <draw:path draw:style-name="gr121" draw:text-style-name="P20" draw:layer="layout" svg:width="5.927cm" svg:height="3.597cm" svg:x="3.75cm" svg:y="11.053cm" svg:viewBox="0 0 5928 3598" svg:d="M5716 3598l-1-2540c0-5 0-9 1-14-1-69-11-138-29-204-19-72-47-140-84-205-38-64-83-123-135-175s-111-97-175-135c-65-37-133-65-205-84-71-19-144-29-219-29h-3810c-75 0-148 10-219 29-72 19-140 47-205 84-64 38-123 83-175 135s-97 111-135 175c-37 65-65 133-84 205-19 71-29 144-29 219v2539h-212v-2539c0-93 12-185 36-274s59-175 106-256c46-80 103-154 168-219s139-122 219-168c81-47 167-82 256-106 88-24 180-36 272-36 1 0 1 0 1 0h1 3810c93 0 185 12 274 36s175 59 256 106c80 46 154 103 219 168s122 139 168 219c47 81 82 167 106 256s36 181 36 274c0 5 0 9-1 14l1 2525z">
          <text:p/>
        </draw:path>
      </draw:page>
      <draw:page draw:name="page12" draw:style-name="dp1" draw:master-page-name="Default">
        <draw:custom-shape draw:style-name="gr122" draw:text-style-name="P1" draw:layer="layout" svg:width="13.97cm" svg:height="6.668cm" svg:x="0.365cm" svg:y="5.127cm">
          <text:p/>
          <draw:enhanced-geometry svg:viewBox="0 0 21600 21600" draw:type="rectangle" draw:enhanced-path="M 0 0 L 21600 0 21600 21600 0 21600 0 0 Z N"/>
        </draw:custom-shape>
        <draw:custom-shape draw:style-name="gr123" draw:text-style-name="P1" draw:layer="layout" svg:width="1.27cm" svg:height="1.27cm" svg:x="7.032cm" svg:y="7.3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123" draw:text-style-name="P1" draw:layer="layout" svg:width="1.27cm" svg:height="1.27cm" svg:x="7.032cm" svg:y="9.89cm">
          <text:p/>
          <draw:enhanced-geometry svg:viewBox="0 0 21600 21600" draw:glue-points="10800 0 0 10800 10800 21600 21600 10800" draw:text-areas="0 3100 18500 18500" draw:type="flowchart-delay" draw:enhanced-path="M 10800 0 X 21600 10800 10800 21600 L 0 21600 0 0 Z N"/>
        </draw:custom-shape>
        <draw:line draw:style-name="gr124" draw:text-style-name="P5" draw:layer="layout" svg:x1="8.302cm" svg:y1="7.985cm" svg:x2="8.937cm" svg:y2="7.985cm">
          <text:p/>
        </draw:line>
        <draw:line draw:style-name="gr124" draw:text-style-name="P5" draw:layer="layout" svg:x1="6.715cm" svg:y1="9.255cm" svg:x2="6.715cm" svg:y2="8.302cm">
          <text:p/>
        </draw:line>
        <draw:custom-shape draw:style-name="gr125" draw:text-style-name="P1" draw:layer="layout" svg:width="1.27cm" svg:height="1.27cm" draw:transform="rotate (-1.5707963267949) translate (5.444cm 7.03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126" draw:text-style-name="P1" draw:layer="layout" svg:width="0.318cm" svg:height="0.318cm" draw:transform="rotate (1.5707963267949) translate (5.444cm 7.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3" draw:layer="layout" svg:width="2.223cm" svg:height="1.27cm" svg:x="0.682cm" svg:y="5.445cm">
          <text:p text:style-name="P2">CC0</text:p>
          <draw:enhanced-geometry svg:viewBox="0 0 21600 21600" draw:type="rectangle" draw:enhanced-path="M 0 0 L 21600 0 21600 21600 0 21600 0 0 Z N"/>
        </draw:custom-shape>
        <draw:custom-shape draw:style-name="gr128" draw:text-style-name="P3" draw:layer="layout" svg:width="2.223cm" svg:height="1.27cm" svg:x="0.682cm" svg:y="7.032cm">
          <text:p text:style-name="P2">CC1</text:p>
          <draw:enhanced-geometry svg:viewBox="0 0 21600 21600" draw:type="rectangle" draw:enhanced-path="M 0 0 L 21600 0 21600 21600 0 21600 0 0 Z N"/>
        </draw:custom-shape>
        <draw:custom-shape draw:style-name="gr128" draw:text-style-name="P3" draw:layer="layout" svg:width="2.223cm" svg:height="1.27cm" svg:x="0.681cm" svg:y="8.62cm">
          <text:p text:style-name="P2">CC2</text:p>
          <draw:enhanced-geometry svg:viewBox="0 0 21600 21600" draw:type="rectangle" draw:enhanced-path="M 0 0 L 21600 0 21600 21600 0 21600 0 0 Z N"/>
        </draw:custom-shape>
        <draw:custom-shape draw:style-name="gr128" draw:text-style-name="P3" draw:layer="layout" svg:width="2.223cm" svg:height="1.27cm" svg:x="0.682cm" svg:y="10.207cm">
          <text:p text:style-name="P2">CC3</text:p>
          <draw:enhanced-geometry svg:viewBox="0 0 21600 21600" draw:type="rectangle" draw:enhanced-path="M 0 0 L 21600 0 21600 21600 0 21600 0 0 Z N"/>
        </draw:custom-shape>
        <draw:custom-shape draw:style-name="gr125" draw:text-style-name="P1" draw:layer="layout" svg:width="1.27cm" svg:height="1.27cm" draw:transform="rotate (-1.5707963267949) translate (5.445cm 5.445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126" draw:text-style-name="P1" draw:layer="layout" svg:width="0.318cm" svg:height="0.318cm" draw:transform="rotate (1.5707963267949) translate (5.445cm 6.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1.27cm" svg:height="1.27cm" draw:transform="rotate (-1.5707963267949) translate (5.444cm 8.6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126" draw:text-style-name="P1" draw:layer="layout" svg:width="0.318cm" svg:height="0.318cm" draw:transform="rotate (1.5707963267949) translate (5.444cm 9.4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4" draw:text-style-name="P5" draw:layer="layout" svg:x1="5.762cm" svg:y1="7.667cm" svg:x2="7.032cm" svg:y2="7.667cm">
          <text:p/>
        </draw:line>
        <draw:line draw:style-name="gr124" draw:text-style-name="P5" draw:layer="layout" svg:x1="2.905cm" svg:y1="7.667cm" svg:x2="4.175cm" svg:y2="7.667cm">
          <text:p/>
        </draw:line>
        <draw:line draw:style-name="gr124" draw:text-style-name="P5" draw:layer="layout" svg:x1="2.905cm" svg:y1="9.255cm" svg:x2="4.175cm" svg:y2="9.255cm">
          <text:p/>
        </draw:line>
        <draw:line draw:style-name="gr124" draw:text-style-name="P5" draw:layer="layout" svg:x1="5.762cm" svg:y1="9.255cm" svg:x2="6.715cm" svg:y2="9.255cm">
          <text:p/>
        </draw:line>
        <draw:line draw:style-name="gr124" draw:text-style-name="P5" draw:layer="layout" svg:x1="6.715cm" svg:y1="8.302cm" svg:x2="7.032cm" svg:y2="8.302cm">
          <text:p/>
        </draw:line>
        <draw:line draw:style-name="gr124" draw:text-style-name="P5" draw:layer="layout" svg:x1="3.857cm" svg:y1="10.525cm" svg:x2="7.032cm" svg:y2="10.525cm">
          <text:p/>
        </draw:line>
        <draw:line draw:style-name="gr124" draw:text-style-name="P5" draw:layer="layout" svg:x1="3.857cm" svg:y1="10.525cm" svg:x2="3.857cm" svg:y2="9.255cm">
          <text:p/>
        </draw:line>
        <draw:line draw:style-name="gr124" draw:text-style-name="P5" draw:layer="layout" svg:x1="5.762cm" svg:y1="6.08cm" svg:x2="6.08cm" svg:y2="6.08cm">
          <text:p/>
        </draw:line>
        <draw:line draw:style-name="gr124" draw:text-style-name="P5" draw:layer="layout" svg:x1="2.905cm" svg:y1="6.08cm" svg:x2="4.175cm" svg:y2="6.08cm">
          <text:p/>
        </draw:line>
        <draw:line draw:style-name="gr124" draw:text-style-name="P5" draw:layer="layout" svg:x1="6.08cm" svg:y1="6.08cm" svg:x2="6.08cm" svg:y2="10.207cm">
          <text:p/>
        </draw:line>
        <draw:line draw:style-name="gr124" draw:text-style-name="P5" draw:layer="layout" svg:x1="7.032cm" svg:y1="10.207cm" svg:x2="6.08cm" svg:y2="10.207cm">
          <text:p/>
        </draw:line>
        <draw:line draw:style-name="gr124" draw:text-style-name="P5" draw:layer="layout" svg:x1="2.905cm" svg:y1="10.842cm" svg:x2="7.032cm" svg:y2="10.842cm">
          <text:p/>
        </draw:line>
        <draw:line draw:style-name="gr124" draw:text-style-name="P5" draw:layer="layout" svg:x1="8.302cm" svg:y1="10.525cm" svg:x2="8.937cm" svg:y2="10.525cm">
          <text:p/>
        </draw:line>
        <draw:line draw:style-name="gr124" draw:text-style-name="P5" draw:layer="layout" svg:x1="8.937cm" svg:y1="8.62cm" svg:x2="8.937cm" svg:y2="7.984cm">
          <text:p/>
        </draw:line>
        <draw:line draw:style-name="gr124" draw:text-style-name="P5" draw:layer="layout" svg:x1="8.937cm" svg:y1="10.525cm" svg:x2="8.937cm" svg:y2="9.89cm">
          <text:p/>
        </draw:line>
        <draw:line draw:style-name="gr124" draw:text-style-name="P5" draw:layer="layout" svg:x1="8.937cm" svg:y1="8.62cm" svg:x2="9.572cm" svg:y2="8.62cm">
          <text:p/>
        </draw:line>
        <draw:line draw:style-name="gr124" draw:text-style-name="P5" draw:layer="layout" svg:x1="8.937cm" svg:y1="9.89cm" svg:x2="9.572cm" svg:y2="9.89cm">
          <text:p/>
        </draw:line>
        <draw:line draw:style-name="gr124" draw:text-style-name="P5" draw:layer="layout" svg:x1="10.842cm" svg:y1="9.255cm" svg:x2="11.477cm" svg:y2="9.255cm">
          <text:p/>
        </draw:line>
        <draw:path draw:style-name="gr129" draw:text-style-name="P1" draw:layer="layout" svg:width="1.704cm" svg:height="1.904cm" svg:x="9.137cm" svg:y="8.302cm" svg:viewBox="0 0 1705 1905" svg:d="M254 1667c193-218 295-464 295-715s-102-497-295-714c-73-82-158-159-253-230 66-5 133-8 200-8 264 0 523 44 752 128 229 83 418 203 550 348s202 309 202 477c0 167-70 331-202 476s-321 265-550 348c-229 84-488 128-752 128-67 0-135-3-201-9 96-70 181-147 254-229z">
          <text:p/>
        </draw:path>
        <draw:custom-shape draw:style-name="gr130" draw:text-style-name="P22" draw:layer="layout" svg:width="0.2cm" svg:height="0.2cm" svg:x="3.757cm" svg:y="9.15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1" draw:text-style-name="P23" draw:layer="layout" svg:width="2.223cm" svg:height="1.27cm" svg:x="11.477cm" svg:y="8.62cm">
          <text:p text:style-name="P2">blue</text:p>
          <draw:enhanced-geometry svg:viewBox="0 0 21600 21600" draw:type="rectangle" draw:enhanced-path="M 0 0 L 21600 0 21600 21600 0 21600 0 0 Z N"/>
        </draw:custom-shape>
      </draw:page>
      <draw:page draw:name="page13" draw:style-name="dp1" draw:master-page-name="Default">
        <draw:custom-shape draw:style-name="gr1" draw:text-style-name="P1" draw:layer="layout" svg:width="12.7cm" svg:height="12.7cm" svg:x="2.905cm" svg:y="2.587cm">
          <text:p/>
          <draw:enhanced-geometry svg:viewBox="0 0 21600 21600" draw:type="rectangle" draw:enhanced-path="M 0 0 L 21600 0 21600 21600 0 21600 0 0 Z N"/>
        </draw:custom-shape>
        <draw:custom-shape draw:style-name="gr132" draw:text-style-name="P14" draw:layer="layout" svg:width="2.54cm" svg:height="2.54cm" svg:x="6.715cm" svg:y="8.937cm">
          <text:p text:style-name="P12"><text:span text:style-name="T1">❌</text:span></text:p>
          <draw:enhanced-geometry svg:viewBox="0 0 21600 21600" draw:type="rectangle" draw:enhanced-path="M 0 0 L 21600 0 21600 21600 0 21600 0 0 Z N"/>
        </draw:custom-shape>
        <draw:line draw:style-name="gr4" draw:text-style-name="P5" draw:layer="layout" svg:x1="6.715cm" svg:y1="3.54cm" svg:x2="11.795cm" svg:y2="3.54cm">
          <text:p text:style-name="P4">D</text:p>
          <text:p text:style-name="P4"/>
        </draw:line>
        <draw:line draw:style-name="gr4" draw:text-style-name="P5" draw:layer="layout" svg:x1="9.255cm" svg:y1="14.335cm" svg:x2="14.335cm" svg:y2="14.335cm">
          <text:p text:style-name="P4"/>
          <text:p text:style-name="P4">C</text:p>
        </draw:line>
        <draw:line draw:style-name="gr4" draw:text-style-name="P5" draw:layer="layout" svg:x1="3.857cm" svg:y1="11.477cm" svg:x2="3.857cm" svg:y2="6.397cm">
          <text:p text:style-name="P4">B</text:p>
          <text:p text:style-name="P4"/>
        </draw:line>
        <draw:line draw:style-name="gr4" draw:text-style-name="P5" draw:layer="layout" svg:x1="14.652cm" svg:y1="14.017cm" svg:x2="14.652cm" svg:y2="8.937cm">
          <text:p text:style-name="P4"/>
          <text:p text:style-name="P4">A</text:p>
        </draw:line>
        <draw:custom-shape draw:style-name="gr133" draw:text-style-name="P14" draw:layer="layout" svg:width="2.54cm" svg:height="2.54cm" svg:x="11.795cm" svg:y="11.477cm">
          <text:p text:style-name="P12"><text:span text:style-name="T1">❌</text:span></text:p>
          <draw:enhanced-geometry svg:viewBox="0 0 21600 21600" draw:type="rectangle" draw:enhanced-path="M 0 0 L 21600 0 21600 21600 0 21600 0 0 Z N"/>
        </draw:custom-shape>
        <draw:custom-shape draw:style-name="gr134" draw:text-style-name="P14" draw:layer="layout" svg:width="2.54cm" svg:height="2.54cm" svg:x="6.715cm" svg:y="6.397cm">
          <text:p text:style-name="P12"><text:span text:style-name="T1">❌</text:span></text:p>
          <draw:enhanced-geometry svg:viewBox="0 0 21600 21600" draw:type="rectangle" draw:enhanced-path="M 0 0 L 21600 0 21600 21600 0 21600 0 0 Z N"/>
        </draw:custom-shape>
        <draw:custom-shape draw:style-name="gr135" draw:text-style-name="P14" draw:layer="layout" svg:width="2.54cm" svg:height="2.54cm" svg:x="9.255cm" svg:y="8.937cm">
          <text:p text:style-name="P12"><text:span text:style-name="T1">❌</text:span></text:p>
          <draw:enhanced-geometry svg:viewBox="0 0 21600 21600" draw:type="rectangle" draw:enhanced-path="M 0 0 L 21600 0 21600 21600 0 21600 0 0 Z N"/>
        </draw:custom-shape>
        <draw:custom-shape draw:style-name="gr136" draw:text-style-name="P14" draw:layer="layout" svg:width="2.54cm" svg:height="2.54cm" svg:x="9.255cm" svg:y="3.857cm">
          <text:p text:style-name="P12"><text:span text:style-name="T1">❌</text:span></text:p>
          <draw:enhanced-geometry svg:viewBox="0 0 21600 21600" draw:type="rectangle" draw:enhanced-path="M 0 0 L 21600 0 21600 21600 0 21600 0 0 Z N"/>
        </draw:custom-shape>
        <draw:custom-shape draw:style-name="gr137" draw:text-style-name="P14" draw:layer="layout" svg:width="2.54cm" svg:height="2.54cm" svg:x="4.175cm" svg:y="6.397cm">
          <text:p text:style-name="P12"><text:span text:style-name="T1">❌</text:span></text:p>
          <draw:enhanced-geometry svg:viewBox="0 0 21600 21600" draw:type="rectangle" draw:enhanced-path="M 0 0 L 21600 0 21600 21600 0 21600 0 0 Z N"/>
        </draw:custom-shape>
        <draw:custom-shape draw:style-name="gr138" draw:text-style-name="P14" draw:layer="layout" svg:width="2.54cm" svg:height="2.54cm" svg:x="9.255cm" svg:y="6.397cm">
          <text:p text:style-name="P12"><text:span text:style-name="T1">❌</text:span></text:p>
          <draw:enhanced-geometry svg:viewBox="0 0 21600 21600" draw:type="rectangle" draw:enhanced-path="M 0 0 L 21600 0 21600 21600 0 21600 0 0 Z N"/>
        </draw:custom-shape>
        <draw:custom-shape draw:style-name="gr139" draw:text-style-name="P14" draw:layer="layout" svg:width="2.54cm" svg:height="2.54cm" svg:x="4.175cm" svg:y="8.937cm">
          <text:p text:style-name="P12"><text:span text:style-name="T1">❌</text:span></text:p>
          <draw:enhanced-geometry svg:viewBox="0 0 21600 21600" draw:type="rectangle" draw:enhanced-path="M 0 0 L 21600 0 21600 21600 0 21600 0 0 Z N"/>
        </draw:custom-shape>
        <draw:custom-shape draw:style-name="gr140" draw:text-style-name="P14" draw:layer="layout" svg:width="2.54cm" svg:height="2.54cm" svg:x="11.795cm" svg:y="3.857cm">
          <text:p text:style-name="P12"><text:span text:style-name="T1">❌</text:span></text:p>
          <draw:enhanced-geometry svg:viewBox="0 0 21600 21600" draw:type="rectangle" draw:enhanced-path="M 0 0 L 21600 0 21600 21600 0 21600 0 0 Z N"/>
        </draw:custom-shape>
        <draw:custom-shape draw:style-name="gr141" draw:text-style-name="P14" draw:layer="layout" svg:width="2.54cm" svg:height="2.54cm" svg:x="11.795cm" svg:y="6.397cm">
          <text:p text:style-name="P12"><text:span text:style-name="T1">❌</text:span></text:p>
          <draw:enhanced-geometry svg:viewBox="0 0 21600 21600" draw:type="rectangle" draw:enhanced-path="M 0 0 L 21600 0 21600 21600 0 21600 0 0 Z N"/>
        </draw:custom-shape>
        <draw:custom-shape draw:style-name="gr142" draw:text-style-name="P24" draw:layer="layout" svg:width="2.54cm" svg:height="2.54cm" svg:x="9.255cm" svg:y="11.477cm">
          <text:p text:style-name="P15"><text:span text:style-name="T2">✅</text:span></text:p>
          <draw:enhanced-geometry svg:viewBox="0 0 21600 21600" draw:type="rectangle" draw:enhanced-path="M 0 0 L 21600 0 21600 21600 0 21600 0 0 Z N"/>
        </draw:custom-shape>
        <draw:custom-shape draw:style-name="gr142" draw:text-style-name="P24" draw:layer="layout" svg:width="2.54cm" svg:height="2.54cm" svg:x="11.795cm" svg:y="8.937cm">
          <text:p text:style-name="P15"><text:span text:style-name="T2">✅</text:span></text:p>
          <draw:enhanced-geometry svg:viewBox="0 0 21600 21600" draw:mirror-horizontal="false" draw:mirror-vertical="false" draw:type="rectangle" draw:enhanced-path="M 0 0 L 21600 0 21600 21600 0 21600 0 0 Z N"/>
        </draw:custom-shape>
        <draw:custom-shape draw:style-name="gr143" draw:text-style-name="P14" draw:layer="layout" svg:width="2.54cm" svg:height="2.54cm" svg:x="4.175cm" svg:y="3.857cm">
          <text:p text:style-name="P12"><text:span text:style-name="T1">❌</text:span></text:p>
          <draw:enhanced-geometry svg:viewBox="0 0 21600 21600" draw:type="rectangle" draw:enhanced-path="M 0 0 L 21600 0 21600 21600 0 21600 0 0 Z N"/>
        </draw:custom-shape>
        <draw:custom-shape draw:style-name="gr144" draw:text-style-name="P14" draw:layer="layout" svg:width="2.54cm" svg:height="2.54cm" svg:x="6.715cm" svg:y="3.857cm">
          <text:p text:style-name="P12"><text:span text:style-name="T1">❌</text:span></text:p>
          <draw:enhanced-geometry svg:viewBox="0 0 21600 21600" draw:type="rectangle" draw:enhanced-path="M 0 0 L 21600 0 21600 21600 0 21600 0 0 Z N"/>
        </draw:custom-shape>
        <draw:custom-shape draw:style-name="gr145" draw:text-style-name="P14" draw:layer="layout" svg:width="2.54cm" svg:height="2.54cm" svg:x="4.175cm" svg:y="11.477cm">
          <text:p text:style-name="P12"><text:span text:style-name="T1">❌</text:span></text:p>
          <draw:enhanced-geometry svg:viewBox="0 0 21600 21600" draw:type="rectangle" draw:enhanced-path="M 0 0 L 21600 0 21600 21600 0 21600 0 0 Z N"/>
        </draw:custom-shape>
        <draw:custom-shape draw:style-name="gr146" draw:text-style-name="P14" draw:layer="layout" svg:width="2.54cm" svg:height="2.54cm" svg:x="6.715cm" svg:y="11.477cm">
          <text:p text:style-name="P12"><text:span text:style-name="T1">❌</text:span></text:p>
          <draw:enhanced-geometry svg:viewBox="0 0 21600 21600" draw:type="rectangle" draw:enhanced-path="M 0 0 L 21600 0 21600 21600 0 21600 0 0 Z N"/>
        </draw:custom-shape>
      </draw:page>
      <draw:page draw:name="page14" draw:style-name="dp1" draw:master-page-name="Default">
        <draw:custom-shape draw:style-name="gr1" draw:text-style-name="P1" draw:layer="layout" svg:width="12.7cm" svg:height="12.7cm" svg:x="2.905cm" svg:y="2.587cm">
          <text:p/>
          <draw:enhanced-geometry svg:viewBox="0 0 21600 21600" draw:type="rectangle" draw:enhanced-path="M 0 0 L 21600 0 21600 21600 0 21600 0 0 Z N"/>
        </draw:custom-shape>
        <draw:custom-shape draw:style-name="gr147" draw:text-style-name="P14" draw:layer="layout" svg:width="2.54cm" svg:height="2.54cm" svg:x="9.255cm" svg:y="11.477cm">
          <text:p text:style-name="P12"><text:span text:style-name="T1">❌</text:span></text:p>
          <draw:enhanced-geometry svg:viewBox="0 0 21600 21600" draw:type="rectangle" draw:enhanced-path="M 0 0 L 21600 0 21600 21600 0 21600 0 0 Z N"/>
        </draw:custom-shape>
        <draw:line draw:style-name="gr4" draw:text-style-name="P5" draw:layer="layout" svg:x1="6.715cm" svg:y1="3.54cm" svg:x2="11.795cm" svg:y2="3.54cm">
          <text:p text:style-name="P4">D</text:p>
          <text:p text:style-name="P4"/>
        </draw:line>
        <draw:line draw:style-name="gr4" draw:text-style-name="P5" draw:layer="layout" svg:x1="9.255cm" svg:y1="14.335cm" svg:x2="14.335cm" svg:y2="14.335cm">
          <text:p text:style-name="P4"/>
          <text:p text:style-name="P4">C</text:p>
        </draw:line>
        <draw:line draw:style-name="gr4" draw:text-style-name="P5" draw:layer="layout" svg:x1="3.857cm" svg:y1="11.477cm" svg:x2="3.857cm" svg:y2="6.397cm">
          <text:p text:style-name="P4">B</text:p>
          <text:p text:style-name="P4"/>
        </draw:line>
        <draw:line draw:style-name="gr4" draw:text-style-name="P5" draw:layer="layout" svg:x1="14.652cm" svg:y1="14.017cm" svg:x2="14.652cm" svg:y2="8.937cm">
          <text:p text:style-name="P4"/>
          <text:p text:style-name="P4">A</text:p>
        </draw:line>
        <draw:custom-shape draw:style-name="gr148" draw:text-style-name="P14" draw:layer="layout" svg:width="2.54cm" svg:height="2.54cm" svg:x="11.795cm" svg:y="11.477cm">
          <text:p text:style-name="P12"><text:span text:style-name="T1">❌</text:span></text:p>
          <draw:enhanced-geometry svg:viewBox="0 0 21600 21600" draw:type="rectangle" draw:enhanced-path="M 0 0 L 21600 0 21600 21600 0 21600 0 0 Z N"/>
        </draw:custom-shape>
        <draw:custom-shape draw:style-name="gr149" draw:text-style-name="P14" draw:layer="layout" svg:width="2.54cm" svg:height="2.54cm" svg:x="11.795cm" svg:y="8.937cm">
          <text:p text:style-name="P12"><text:span text:style-name="T1">❌</text:span></text:p>
          <draw:enhanced-geometry svg:viewBox="0 0 21600 21600" draw:type="rectangle" draw:enhanced-path="M 0 0 L 21600 0 21600 21600 0 21600 0 0 Z N"/>
        </draw:custom-shape>
        <draw:custom-shape draw:style-name="gr150" draw:text-style-name="P14" draw:layer="layout" svg:width="2.54cm" svg:height="2.54cm" svg:x="11.795cm" svg:y="3.857cm">
          <text:p text:style-name="P12"><text:span text:style-name="T1">❌</text:span></text:p>
          <draw:enhanced-geometry svg:viewBox="0 0 21600 21600" draw:type="rectangle" draw:enhanced-path="M 0 0 L 21600 0 21600 21600 0 21600 0 0 Z N"/>
        </draw:custom-shape>
        <draw:custom-shape draw:style-name="gr151" draw:text-style-name="P14" draw:layer="layout" svg:width="2.54cm" svg:height="2.54cm" svg:x="11.795cm" svg:y="6.397cm">
          <text:p text:style-name="P12"><text:span text:style-name="T1">❌</text:span></text:p>
          <draw:enhanced-geometry svg:viewBox="0 0 21600 21600" draw:type="rectangle" draw:enhanced-path="M 0 0 L 21600 0 21600 21600 0 21600 0 0 Z N"/>
        </draw:custom-shape>
        <draw:custom-shape draw:style-name="gr142" draw:text-style-name="P24" draw:layer="layout" svg:width="2.54cm" svg:height="2.54cm" svg:x="6.715cm" svg:y="8.937cm">
          <text:p text:style-name="P15"><text:span text:style-name="T2">✅</text:span></text:p>
          <draw:enhanced-geometry svg:viewBox="0 0 21600 21600" draw:type="rectangle" draw:enhanced-path="M 0 0 L 21600 0 21600 21600 0 21600 0 0 Z N"/>
        </draw:custom-shape>
        <draw:custom-shape draw:style-name="gr142" draw:text-style-name="P24" draw:layer="layout" svg:width="2.54cm" svg:height="2.54cm" svg:x="9.255cm" svg:y="8.937cm">
          <text:p text:style-name="P15"><text:span text:style-name="T2">✅</text:span></text:p>
          <draw:enhanced-geometry svg:viewBox="0 0 21600 21600" draw:mirror-horizontal="false" draw:mirror-vertical="false" draw:type="rectangle" draw:enhanced-path="M 0 0 L 21600 0 21600 21600 0 21600 0 0 Z N"/>
        </draw:custom-shape>
        <draw:custom-shape draw:style-name="gr142" draw:text-style-name="P24" draw:layer="layout" svg:width="2.54cm" svg:height="2.54cm" svg:x="6.715cm" svg:y="6.397cm">
          <text:p text:style-name="P15"><text:span text:style-name="T2">✅</text:span></text:p>
          <draw:enhanced-geometry svg:viewBox="0 0 21600 21600" draw:type="rectangle" draw:enhanced-path="M 0 0 L 21600 0 21600 21600 0 21600 0 0 Z N"/>
        </draw:custom-shape>
        <draw:custom-shape draw:style-name="gr142" draw:text-style-name="P24" draw:layer="layout" svg:width="2.54cm" svg:height="2.54cm" svg:x="9.255cm" svg:y="6.397cm">
          <text:p text:style-name="P15"><text:span text:style-name="T2">✅</text:span></text:p>
          <draw:enhanced-geometry svg:viewBox="0 0 21600 21600" draw:mirror-horizontal="false" draw:mirror-vertical="false" draw:type="rectangle" draw:enhanced-path="M 0 0 L 21600 0 21600 21600 0 21600 0 0 Z N"/>
        </draw:custom-shape>
        <draw:custom-shape draw:style-name="gr142" draw:text-style-name="P24" draw:layer="layout" svg:width="2.54cm" svg:height="2.54cm" svg:x="6.715cm" svg:y="3.857cm">
          <text:p text:style-name="P15"><text:span text:style-name="T2">✅</text:span></text:p>
          <draw:enhanced-geometry svg:viewBox="0 0 21600 21600" draw:type="rectangle" draw:enhanced-path="M 0 0 L 21600 0 21600 21600 0 21600 0 0 Z N"/>
        </draw:custom-shape>
        <draw:custom-shape draw:style-name="gr142" draw:text-style-name="P24" draw:layer="layout" svg:width="2.54cm" svg:height="2.54cm" svg:x="4.175cm" svg:y="11.477cm">
          <text:p text:style-name="P15"><text:span text:style-name="T2">✅</text:span></text:p>
          <draw:enhanced-geometry svg:viewBox="0 0 21600 21600" draw:type="rectangle" draw:enhanced-path="M 0 0 L 21600 0 21600 21600 0 21600 0 0 Z N"/>
        </draw:custom-shape>
        <draw:custom-shape draw:style-name="gr142" draw:text-style-name="P24" draw:layer="layout" svg:width="2.54cm" svg:height="2.54cm" svg:x="6.715cm" svg:y="11.477cm">
          <text:p text:style-name="P15"><text:span text:style-name="T2">✅</text:span></text:p>
          <draw:enhanced-geometry svg:viewBox="0 0 21600 21600" draw:mirror-horizontal="false" draw:mirror-vertical="false" draw:type="rectangle" draw:enhanced-path="M 0 0 L 21600 0 21600 21600 0 21600 0 0 Z N"/>
        </draw:custom-shape>
        <draw:custom-shape draw:style-name="gr142" draw:text-style-name="P24" draw:layer="layout" svg:width="2.54cm" svg:height="2.54cm" svg:x="4.175cm" svg:y="8.937cm">
          <text:p text:style-name="P15"><text:span text:style-name="T2">✅</text:span></text:p>
          <draw:enhanced-geometry svg:viewBox="0 0 21600 21600" draw:type="rectangle" draw:enhanced-path="M 0 0 L 21600 0 21600 21600 0 21600 0 0 Z N"/>
        </draw:custom-shape>
        <draw:custom-shape draw:style-name="gr142" draw:text-style-name="P24" draw:layer="layout" svg:width="2.54cm" svg:height="2.54cm" svg:x="4.175cm" svg:y="6.397cm">
          <text:p text:style-name="P15"><text:span text:style-name="T2">✅</text:span></text:p>
          <draw:enhanced-geometry svg:viewBox="0 0 21600 21600" draw:type="rectangle" draw:enhanced-path="M 0 0 L 21600 0 21600 21600 0 21600 0 0 Z N"/>
        </draw:custom-shape>
        <draw:custom-shape draw:style-name="gr142" draw:text-style-name="P24" draw:layer="layout" svg:width="2.54cm" svg:height="2.54cm" svg:x="4.175cm" svg:y="3.857cm">
          <text:p text:style-name="P15"><text:span text:style-name="T2">✅</text:span></text:p>
          <draw:enhanced-geometry svg:viewBox="0 0 21600 21600" draw:type="rectangle" draw:enhanced-path="M 0 0 L 21600 0 21600 21600 0 21600 0 0 Z N"/>
        </draw:custom-shape>
        <draw:custom-shape draw:style-name="gr152" draw:text-style-name="P14" draw:layer="layout" svg:width="2.54cm" svg:height="2.54cm" svg:x="9.255cm" svg:y="3.857cm">
          <text:p text:style-name="P12"><text:span text:style-name="T1">❌</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 draw:style="rect" draw:dots1="1" draw:dots1-length="3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0T14:03:17.541239049</meta:creation-date>
    <meta:generator>LibreOffice/25.2.3.2$Linux_X86_64 LibreOffice_project/520$Build-2</meta:generator>
    <dc:date>2025-11-20T16:07:48.882536044</dc:date>
    <meta:editing-duration>PT47M8S</meta:editing-duration>
    <meta:editing-cycles>14</meta:editing-cycles>
    <meta:document-statistic meta:object-count="322"/>
  </office:meta>
</office:document-meta>
</file>